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319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9591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co20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202">
            <text:p>20.2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277">
            <text:p>27.7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399">
            <text:p>39.9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9822">
            <text:p>19822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1836">
            <text:p>21836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23601">
            <text:p>2360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3-07">
            <text:p>2021-03-07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91 - 1.28)">
            <text:p>(0.91 - 1.28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15">
            <text:p>1.1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6" table:number-columns-repeated="3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0" table:number-columns-repeated="2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16.875">
            <text:p>-316.87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36086276262852">
            <text:p>-0.0236086276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8462243212859">
            <text:p>0.9184622432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9.0119563046853">
            <text:p>-29.01195630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19.875">
            <text:p>-119.87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24610187110187">
            <text:p>-0.0124610187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56690777406574">
            <text:p>0.9566907774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96">
            <text:p>8896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81.875">
            <text:p>-81.875</text:p>
          </table:table-cell>
          <table:table-cell office:value-type="float" office:value="-181.375">
            <text:p>-181.375</text:p>
          </table:table-cell>
          <table:table-cell office:value-type="float" office:value="-303.375">
            <text:p>-303.375</text:p>
          </table:table-cell>
          <table:table-cell office:value-type="float" office:value="-0.00920357464028777">
            <text:p>-0.0092035746</text:p>
          </table:table-cell>
          <table:table-cell office:value-type="float" office:value="-0.0138222069806432">
            <text:p>-0.013822207</text:p>
          </table:table-cell>
          <table:table-cell office:value-type="float" office:value="-0.0168569761626938">
            <text:p>-0.0168569762</text:p>
          </table:table-cell>
          <table:table-cell office:value-type="float" office:value="0.967953512099865">
            <text:p>0.9679535121</text:p>
          </table:table-cell>
          <table:table-cell office:value-type="float" office:value="0.951996740243148">
            <text:p>0.9519967402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648">
            <text:p>8648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10.875">
            <text:p>-210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4384250693802">
            <text:p>-0.0243842507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15820522268213">
            <text:p>0.9158205223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8.0780197663995">
            <text:p>-28.0780197664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9017">
            <text:p>9017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04.625">
            <text:p>-204.6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26932460907175">
            <text:p>-0.0226932461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21583006182031">
            <text:p>0.9215830062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30.1963063805407">
            <text:p>-30.1963063805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office:value-type="float" office:value="781">
            <text:p>781</text:p>
          </table:table-cell>
          <table:table-cell table:number-columns-repeated="2"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995">
            <text:p>11995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34.5">
            <text:p>-134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12130054189246">
            <text:p>-0.0112130054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61000914755193">
            <text:p>0.9610009148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table:number-columns-repeated="2"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690">
            <text:p>12690</text:p>
          </table:table-cell>
          <table:table-cell office:value-type="float" office:value="17997">
            <text:p>17997</text:p>
          </table:table-cell>
          <table:table-cell office:value-type="float" office:value="-56.875">
            <text:p>-56.875</text:p>
          </table:table-cell>
          <table:table-cell office:value-type="float" office:value="-170.25">
            <text:p>-170.25</text:p>
          </table:table-cell>
          <table:table-cell office:value-type="float" office:value="-303.375">
            <text:p>-303.375</text:p>
          </table:table-cell>
          <table:table-cell office:value-type="float" office:value="-0.00641567963902989">
            <text:p>-0.0064156796</text:p>
          </table:table-cell>
          <table:table-cell office:value-type="float" office:value="-0.0134160756501182">
            <text:p>-0.0134160757</text:p>
          </table:table-cell>
          <table:table-cell office:value-type="float" office:value="-0.0168569761626938">
            <text:p>-0.0168569762</text:p>
          </table:table-cell>
          <table:table-cell office:value-type="float" office:value="0.977625796716047">
            <text:p>0.9776257967</text:p>
          </table:table-cell>
          <table:table-cell office:value-type="float" office:value="0.953396517752852">
            <text:p>0.9533965178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35">
            <text:p>735</text:p>
          </table:table-cell>
          <table:table-cell office:value-type="float" office:value="1130">
            <text:p>1130</text:p>
          </table:table-cell>
          <table:table-cell office:value-type="float" office:value="8735">
            <text:p>8735</text:p>
          </table:table-cell>
          <table:table-cell office:value-type="float" office:value="11638">
            <text:p>11638</text:p>
          </table:table-cell>
          <table:table-cell office:value-type="float" office:value="18223">
            <text:p>18223</text:p>
          </table:table-cell>
          <table:table-cell office:value-type="float" office:value="-201.625">
            <text:p>-201.625</text:p>
          </table:table-cell>
          <table:table-cell office:value-type="float" office:value="-123.375">
            <text:p>-123.375</text:p>
          </table:table-cell>
          <table:table-cell office:value-type="float" office:value="-332">
            <text:p>-332</text:p>
          </table:table-cell>
          <table:table-cell office:value-type="float" office:value="-0.0230824270177447">
            <text:p>-0.023082427</text:p>
          </table:table-cell>
          <table:table-cell office:value-type="float" office:value="-0.0106010482900842">
            <text:p>-0.0106010483</text:p>
          </table:table-cell>
          <table:table-cell office:value-type="float" office:value="-0.0182187345662075">
            <text:p>-0.0182187346</text:p>
          </table:table-cell>
          <table:table-cell office:value-type="float" office:value="0.920255790374471">
            <text:p>0.9202557904</text:p>
          </table:table-cell>
          <table:table-cell office:value-type="float" office:value="0.963116600145409">
            <text:p>0.9631166001</text:p>
          </table:table-cell>
          <table:table-cell office:value-type="float" office:value="0.936884996705094">
            <text:p>0.9368849967</text:p>
          </table:table-cell>
          <table:table-cell office:value-type="float" office:value="-29.6812932330465">
            <text:p>-29.6812932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1146">
            <text:p>114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298">
            <text:p>8298</text:p>
          </table:table-cell>
          <table:table-cell office:value-type="float" office:value="11375">
            <text:p>11375</text:p>
          </table:table-cell>
          <table:table-cell office:value-type="float" office:value="16548">
            <text:p>16548</text:p>
          </table:table-cell>
          <table:table-cell office:value-type="float" office:value="-26.5">
            <text:p>-26.5</text:p>
          </table:table-cell>
          <table:table-cell office:value-type="float" office:value="-213">
            <text:p>-213</text:p>
          </table:table-cell>
          <table:table-cell office:value-type="float" office:value="-242.875">
            <text:p>-242.875</text:p>
          </table:table-cell>
          <table:table-cell office:value-type="float" office:value="-0.00319354061219571">
            <text:p>-0.0031935406</text:p>
          </table:table-cell>
          <table:table-cell office:value-type="float" office:value="-0.0187252747252747">
            <text:p>-0.0187252747</text:p>
          </table:table-cell>
          <table:table-cell office:value-type="float" office:value="-0.0146770002417211">
            <text:p>-0.0146770002</text:p>
          </table:table-cell>
          <table:table-cell office:value-type="float" office:value="0.988842597312533">
            <text:p>0.9888425973</text:p>
          </table:table-cell>
          <table:table-cell office:value-type="float" office:value="0.935148784852071">
            <text:p>0.9351487849</text:p>
          </table:table-cell>
          <table:table-cell office:value-type="float" office:value="0.949052711252724">
            <text:p>0.94905271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705">
            <text:p>705</text:p>
          </table:table-cell>
          <table:table-cell office:value-type="float" office:value="461">
            <text:p>461</text:p>
          </table:table-cell>
          <table:table-cell office:value-type="float" office:value="705">
            <text:p>705</text:p>
          </table:table-cell>
          <table:table-cell office:value-type="float" office:value="8140">
            <text:p>8140</text:p>
          </table:table-cell>
          <table:table-cell office:value-type="float" office:value="11522">
            <text:p>11522</text:p>
          </table:table-cell>
          <table:table-cell office:value-type="float" office:value="16248">
            <text:p>16248</text:p>
          </table:table-cell>
          <table:table-cell office:value-type="float" office:value="-19.5">
            <text:p>-19.5</text:p>
          </table:table-cell>
          <table:table-cell office:value-type="float" office:value="-81.625">
            <text:p>-81.625</text:p>
          </table:table-cell>
          <table:table-cell office:value-type="float" office:value="-169.25">
            <text:p>-169.25</text:p>
          </table:table-cell>
          <table:table-cell office:value-type="float" office:value="-0.0023955773955774">
            <text:p>-0.0023955774</text:p>
          </table:table-cell>
          <table:table-cell office:value-type="float" office:value="-0.00708427356361743">
            <text:p>-0.0070842736</text:p>
          </table:table-cell>
          <table:table-cell office:value-type="float" office:value="-0.0104166666666667">
            <text:p>-0.0104166667</text:p>
          </table:table-cell>
          <table:table-cell office:value-type="float" office:value="0.991626727145953">
            <text:p>0.9916267271</text:p>
          </table:table-cell>
          <table:table-cell office:value-type="float" office:value="0.97530340891391">
            <text:p>0.9753034089</text:p>
          </table:table-cell>
          <table:table-cell office:value-type="float" office:value="0.963754340277778">
            <text:p>0.96375434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395">
            <text:p>395</text:p>
          </table:table-cell>
          <table:table-cell office:value-type="float" office:value="635">
            <text:p>635</text:p>
          </table:table-cell>
          <table:table-cell office:value-type="float" office:value="7898">
            <text:p>7898</text:p>
          </table:table-cell>
          <table:table-cell office:value-type="float" office:value="11356">
            <text:p>11356</text:p>
          </table:table-cell>
          <table:table-cell office:value-type="float" office:value="17034">
            <text:p>17034</text:p>
          </table:table-cell>
          <table:table-cell office:value-type="float" office:value="-128.375">
            <text:p>-128.375</text:p>
          </table:table-cell>
          <table:table-cell office:value-type="float" office:value="-55.25">
            <text:p>-55.25</text:p>
          </table:table-cell>
          <table:table-cell office:value-type="float" office:value="-204.625">
            <text:p>-204.625</text:p>
          </table:table-cell>
          <table:table-cell office:value-type="float" office:value="-0.0162541149658141">
            <text:p>-0.016254115</text:p>
          </table:table-cell>
          <table:table-cell office:value-type="float" office:value="-0.00486526946107784">
            <text:p>-0.0048652695</text:p>
          </table:table-cell>
          <table:table-cell office:value-type="float" office:value="-0.0120127392274275">
            <text:p>-0.0120127392</text:p>
          </table:table-cell>
          <table:table-cell office:value-type="float" office:value="0.943628422276162">
            <text:p>0.9436284223</text:p>
          </table:table-cell>
          <table:table-cell office:value-type="float" office:value="0.983017951746208">
            <text:p>0.9830179517</text:p>
          </table:table-cell>
          <table:table-cell office:value-type="float" office:value="0.958238252275346">
            <text:p>0.95823825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9">
            <text:p>369</text:p>
          </table:table-cell>
          <table:table-cell office:value-type="float" office:value="604">
            <text:p>604</text:p>
          </table:table-cell>
          <table:table-cell office:value-type="float" office:value="8007">
            <text:p>8007</text:p>
          </table:table-cell>
          <table:table-cell office:value-type="float" office:value="11130">
            <text:p>11130</text:p>
          </table:table-cell>
          <table:table-cell office:value-type="float" office:value="15517">
            <text:p>15517</text:p>
          </table:table-cell>
          <table:table-cell office:value-type="float" office:value="-155.875">
            <text:p>-155.875</text:p>
          </table:table-cell>
          <table:table-cell office:value-type="float" office:value="-261.625">
            <text:p>-261.625</text:p>
          </table:table-cell>
          <table:table-cell office:value-type="float" office:value="-150.125">
            <text:p>-150.125</text:p>
          </table:table-cell>
          <table:table-cell office:value-type="float" office:value="-0.019467341076558">
            <text:p>-0.0194673411</text:p>
          </table:table-cell>
          <table:table-cell office:value-type="float" office:value="-0.0235062893081761">
            <text:p>-0.0235062893</text:p>
          </table:table-cell>
          <table:table-cell office:value-type="float" office:value="-0.00967487272024231">
            <text:p>-0.0096748727</text:p>
          </table:table-cell>
          <table:table-cell office:value-type="float" office:value="0.932607101874485">
            <text:p>0.9326071019</text:p>
          </table:table-cell>
          <table:table-cell office:value-type="float" office:value="0.918810976869981">
            <text:p>0.9188109769</text:p>
          </table:table-cell>
          <table:table-cell office:value-type="float" office:value="0.966321407676972">
            <text:p>0.9663214077</text:p>
          </table:table-cell>
          <table:table-cell office:value-type="float" office:value="0">
            <text:p>0</text:p>
          </table:table-cell>
          <table:table-cell office:value-type="float" office:value="-29.1397853321862">
            <text:p>-29.13978533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31">
            <text:p>931</text:p>
          </table:table-cell>
          <table:table-cell office:value-type="float" office:value="8350">
            <text:p>8350</text:p>
          </table:table-cell>
          <table:table-cell office:value-type="float" office:value="10806">
            <text:p>10806</text:p>
          </table:table-cell>
          <table:table-cell office:value-type="float" office:value="15226">
            <text:p>15226</text:p>
          </table:table-cell>
          <table:table-cell office:value-type="float" office:value="-45.625">
            <text:p>-45.625</text:p>
          </table:table-cell>
          <table:table-cell office:value-type="float" office:value="-55.25">
            <text:p>-55.25</text:p>
          </table:table-cell>
          <table:table-cell office:value-type="float" office:value="-236">
            <text:p>-236</text:p>
          </table:table-cell>
          <table:table-cell office:value-type="float" office:value="-0.00546407185628743">
            <text:p>-0.0054640719</text:p>
          </table:table-cell>
          <table:table-cell office:value-type="float" office:value="-0.00511290024060707">
            <text:p>-0.0051129002</text:p>
          </table:table-cell>
          <table:table-cell office:value-type="float" office:value="-0.0154998029686063">
            <text:p>-0.015499803</text:p>
          </table:table-cell>
          <table:table-cell office:value-type="float" office:value="0.980934266422245">
            <text:p>0.9809342664</text:p>
          </table:table-cell>
          <table:table-cell office:value-type="float" office:value="0.982156086985661">
            <text:p>0.982156087</text:p>
          </table:table-cell>
          <table:table-cell office:value-type="float" office:value="0.946221567638326">
            <text:p>0.94622156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69">
            <text:p>569</text:p>
          </table:table-cell>
          <table:table-cell office:value-type="float" office:value="346">
            <text:p>346</text:p>
          </table:table-cell>
          <table:table-cell office:value-type="float" office:value="8258">
            <text:p>8258</text:p>
          </table:table-cell>
          <table:table-cell office:value-type="float" office:value="11846">
            <text:p>11846</text:p>
          </table:table-cell>
          <table:table-cell office:value-type="float" office:value="16243">
            <text:p>16243</text:p>
          </table:table-cell>
          <table:table-cell office:value-type="float" office:value="-7">
            <text:p>-7</text:p>
          </table:table-cell>
          <table:table-cell office:value-type="float" office:value="-90.5">
            <text:p>-90.5</text:p>
          </table:table-cell>
          <table:table-cell office:value-type="float" office:value="-218.5">
            <text:p>-218.5</text:p>
          </table:table-cell>
          <table:table-cell office:value-type="float" office:value="-0.00084766287236619">
            <text:p>-0.0008476629</text:p>
          </table:table-cell>
          <table:table-cell office:value-type="float" office:value="-0.00763970960661827">
            <text:p>-0.0076397096</text:p>
          </table:table-cell>
          <table:table-cell office:value-type="float" office:value="-0.0134519485316752">
            <text:p>-0.0134519485</text:p>
          </table:table-cell>
          <table:table-cell office:value-type="float" office:value="0.997034588270115">
            <text:p>0.9970345883</text:p>
          </table:table-cell>
          <table:table-cell office:value-type="float" office:value="0.973375412096068">
            <text:p>0.9733754121</text:p>
          </table:table-cell>
          <table:table-cell office:value-type="float" office:value="0.953272851780963">
            <text:p>0.95327285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1006">
            <text:p>1006</text:p>
          </table:table-cell>
          <table:table-cell office:value-type="float" office:value="8006">
            <text:p>8006</text:p>
          </table:table-cell>
          <table:table-cell office:value-type="float" office:value="11037">
            <text:p>11037</text:p>
          </table:table-cell>
          <table:table-cell office:value-type="float" office:value="17243">
            <text:p>17243</text:p>
          </table:table-cell>
          <table:table-cell office:value-type="float" office:value="-159">
            <text:p>-159</text:p>
          </table:table-cell>
          <table:table-cell office:value-type="float" office:value="6">
            <text:p>6</text:p>
          </table:table-cell>
          <table:table-cell office:value-type="float" office:value="-195.75">
            <text:p>-195.75</text:p>
          </table:table-cell>
          <table:table-cell office:value-type="float" office:value="-0.019860104921309">
            <text:p>-0.0198601049</text:p>
          </table:table-cell>
          <table:table-cell office:value-type="float" office:value="0.000543625985322098">
            <text:p>0.000543626</text:p>
          </table:table-cell>
          <table:table-cell office:value-type="float" office:value="-0.0113524328713101">
            <text:p>-0.0113524329</text:p>
          </table:table-cell>
          <table:table-cell office:value-type="float" office:value="0.93126270335969">
            <text:p>0.9312627034</text:p>
          </table:table-cell>
          <table:table-cell office:value-type="float" office:value="1.00190327018588">
            <text:p>1.0019032702</text:p>
          </table:table-cell>
          <table:table-cell office:value-type="float" office:value="0.960519085305326">
            <text:p>0.96051908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522">
            <text:p>522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8007">
            <text:p>8007</text:p>
          </table:table-cell>
          <table:table-cell office:value-type="float" office:value="10312">
            <text:p>10312</text:p>
          </table:table-cell>
          <table:table-cell office:value-type="float" office:value="15577">
            <text:p>15577</text:p>
          </table:table-cell>
          <table:table-cell office:value-type="float" office:value="-155.875">
            <text:p>-155.875</text:p>
          </table:table-cell>
          <table:table-cell office:value-type="float" office:value="-156.625">
            <text:p>-156.625</text:p>
          </table:table-cell>
          <table:table-cell office:value-type="float" office:value="-119.5">
            <text:p>-119.5</text:p>
          </table:table-cell>
          <table:table-cell office:value-type="float" office:value="-0.019467341076558">
            <text:p>-0.0194673411</text:p>
          </table:table-cell>
          <table:table-cell office:value-type="float" office:value="-0.0151886152055857">
            <text:p>-0.0151886152</text:p>
          </table:table-cell>
          <table:table-cell office:value-type="float" office:value="-0.00767156705398986">
            <text:p>-0.0076715671</text:p>
          </table:table-cell>
          <table:table-cell office:value-type="float" office:value="0.932607101874485">
            <text:p>0.9326071019</text:p>
          </table:table-cell>
          <table:table-cell office:value-type="float" office:value="0.947292007082902">
            <text:p>0.9472920071</text:p>
          </table:table-cell>
          <table:table-cell office:value-type="float" office:value="0.973264867075521">
            <text:p>0.97326486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table:number-columns-repeated="2" office:value-type="float" office:value="561">
            <text:p>561</text:p>
          </table:table-cell>
          <table:table-cell office:value-type="float" office:value="7725">
            <text:p>7725</text:p>
          </table:table-cell>
          <table:table-cell office:value-type="float" office:value="10616">
            <text:p>10616</text:p>
          </table:table-cell>
          <table:table-cell office:value-type="float" office:value="14555">
            <text:p>14555</text:p>
          </table:table-cell>
          <table:table-cell office:value-type="float" office:value="149.75">
            <text:p>149.75</text:p>
          </table:table-cell>
          <table:table-cell office:value-type="float" office:value="-69.75">
            <text:p>-69.75</text:p>
          </table:table-cell>
          <table:table-cell office:value-type="float" office:value="-67.375">
            <text:p>-67.375</text:p>
          </table:table-cell>
          <table:table-cell office:value-type="float" office:value="0.0193851132686084">
            <text:p>0.0193851133</text:p>
          </table:table-cell>
          <table:table-cell office:value-type="float" office:value="-0.00657027128862095">
            <text:p>-0.0065702713</text:p>
          </table:table-cell>
          <table:table-cell office:value-type="float" office:value="-0.00462899347303332">
            <text:p>-0.0046289935</text:p>
          </table:table-cell>
          <table:table-cell office:value-type="float" office:value="1.06858443036835">
            <text:p>1.0685844304</text:p>
          </table:table-cell>
          <table:table-cell office:value-type="float" office:value="0.977088660680847">
            <text:p>0.9770886607</text:p>
          </table:table-cell>
          <table:table-cell office:value-type="float" office:value="0.983840520902307">
            <text:p>0.98384052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694">
            <text:p>694</text:p>
          </table:table-cell>
          <table:table-cell office:value-type="float" office:value="494">
            <text:p>494</text:p>
          </table:table-cell>
          <table:table-cell office:value-type="float" office:value="7786">
            <text:p>7786</text:p>
          </table:table-cell>
          <table:table-cell office:value-type="float" office:value="10416">
            <text:p>10416</text:p>
          </table:table-cell>
          <table:table-cell office:value-type="float" office:value="15872">
            <text:p>15872</text:p>
          </table:table-cell>
          <table:table-cell office:value-type="float" office:value="37.5">
            <text:p>37.5</text:p>
          </table:table-cell>
          <table:table-cell office:value-type="float" office:value="-40.375">
            <text:p>-40.375</text:p>
          </table:table-cell>
          <table:table-cell office:value-type="float" office:value="-105.5">
            <text:p>-105.5</text:p>
          </table:table-cell>
          <table:table-cell office:value-type="float" office:value="0.00481633701515541">
            <text:p>0.004816337</text:p>
          </table:table-cell>
          <table:table-cell office:value-type="float" office:value="-0.00387624807987711">
            <text:p>-0.0038762481</text:p>
          </table:table-cell>
          <table:table-cell office:value-type="float" office:value="-0.00664692540322581">
            <text:p>-0.0066469254</text:p>
          </table:table-cell>
          <table:table-cell office:value-type="float" office:value="1.01690264587344">
            <text:p>1.0169026459</text:p>
          </table:table-cell>
          <table:table-cell office:value-type="float" office:value="0.986462581306817">
            <text:p>0.9864625813</text:p>
          </table:table-cell>
          <table:table-cell office:value-type="float" office:value="0.976822357058649">
            <text:p>0.97682235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429">
            <text:p>429</text:p>
          </table:table-cell>
          <table:table-cell office:value-type="float" office:value="626">
            <text:p>626</text:p>
          </table:table-cell>
          <table:table-cell office:value-type="float" office:value="429">
            <text:p>429</text:p>
          </table:table-cell>
          <table:table-cell office:value-type="float" office:value="8007">
            <text:p>8007</text:p>
          </table:table-cell>
          <table:table-cell office:value-type="float" office:value="10178">
            <text:p>10178</text:p>
          </table:table-cell>
          <table:table-cell office:value-type="float" office:value="14788">
            <text:p>14788</text:p>
          </table:table-cell>
          <table:table-cell office:value-type="float" office:value="-179.75">
            <text:p>-179.75</text:p>
          </table:table-cell>
          <table:table-cell office:value-type="float" office:value="24.125">
            <text:p>24.125</text:p>
          </table:table-cell>
          <table:table-cell office:value-type="float" office:value="2.25">
            <text:p>2.25</text:p>
          </table:table-cell>
          <table:table-cell office:value-type="float" office:value="-0.0224491070313476">
            <text:p>-0.022449107</text:p>
          </table:table-cell>
          <table:table-cell office:value-type="float" office:value="0.00237030850854785">
            <text:p>0.0023703085</text:p>
          </table:table-cell>
          <table:table-cell office:value-type="float" office:value="0.0001521503922099">
            <text:p>0.0001521504</text:p>
          </table:table-cell>
          <table:table-cell office:value-type="float" office:value="0.922415891707033">
            <text:p>0.9224158917</text:p>
          </table:table-cell>
          <table:table-cell office:value-type="float" office:value="1.00830709177027">
            <text:p>1.0083070918</text:p>
          </table:table-cell>
          <table:table-cell office:value-type="float" office:value="1.00053257174623">
            <text:p>1.0005325717</text:p>
          </table:table-cell>
          <table:table-cell office:value-type="float" office:value="-30.5284958774775">
            <text:p>-30.52849587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7945">
            <text:p>7945</text:p>
          </table:table-cell>
          <table:table-cell office:value-type="float" office:value="10427">
            <text:p>10427</text:p>
          </table:table-cell>
          <table:table-cell office:value-type="float" office:value="15555">
            <text:p>15555</text:p>
          </table:table-cell>
          <table:table-cell office:value-type="float" office:value="-135.625">
            <text:p>-135.625</text:p>
          </table:table-cell>
          <table:table-cell office:value-type="float" office:value="158.25">
            <text:p>158.25</text:p>
          </table:table-cell>
          <table:table-cell office:value-type="float" office:value="180.625">
            <text:p>180.625</text:p>
          </table:table-cell>
          <table:table-cell office:value-type="float" office:value="-0.0170704845814978">
            <text:p>-0.0170704846</text:p>
          </table:table-cell>
          <table:table-cell office:value-type="float" office:value="0.0151769444710847">
            <text:p>0.0151769445</text:p>
          </table:table-cell>
          <table:table-cell office:value-type="float" office:value="0.0116120218579235">
            <text:p>0.0116120219</text:p>
          </table:table-cell>
          <table:table-cell office:value-type="float" office:value="0.940824450794698">
            <text:p>0.9408244508</text:p>
          </table:table-cell>
          <table:table-cell office:value-type="float" office:value="1.05357077135001">
            <text:p>1.0535707714</text:p>
          </table:table-cell>
          <table:table-cell office:value-type="float" office:value="1.04090636104392">
            <text:p>1.04090636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9">
            <text:p>549</text:p>
          </table:table-cell>
          <table:table-cell office:value-type="float" office:value="854">
            <text:p>854</text:p>
          </table:table-cell>
          <table:table-cell office:value-type="float" office:value="361">
            <text:p>361</text:p>
          </table:table-cell>
          <table:table-cell office:value-type="float" office:value="7762">
            <text:p>7762</text:p>
          </table:table-cell>
          <table:table-cell office:value-type="float" office:value="10830">
            <text:p>10830</text:p>
          </table:table-cell>
          <table:table-cell office:value-type="float" office:value="16952">
            <text:p>16952</text:p>
          </table:table-cell>
          <table:table-cell office:value-type="float" office:value="190.25">
            <text:p>190.25</text:p>
          </table:table-cell>
          <table:table-cell office:value-type="float" office:value="-124.5">
            <text:p>-124.5</text:p>
          </table:table-cell>
          <table:table-cell office:value-type="float" office:value="158.5">
            <text:p>158.5</text:p>
          </table:table-cell>
          <table:table-cell office:value-type="float" office:value="0.0245104354547797">
            <text:p>0.0245104355</text:p>
          </table:table-cell>
          <table:table-cell office:value-type="float" office:value="-0.0114958448753463">
            <text:p>-0.0114958449</text:p>
          </table:table-cell>
          <table:table-cell office:value-type="float" office:value="0.0093499292118924">
            <text:p>0.0093499292</text:p>
          </table:table-cell>
          <table:table-cell office:value-type="float" office:value="1.08696401652625">
            <text:p>1.0869640165</text:p>
          </table:table-cell>
          <table:table-cell office:value-type="float" office:value="0.960023565657108">
            <text:p>0.9600235657</text:p>
          </table:table-cell>
          <table:table-cell office:value-type="float" office:value="1.03289609774711">
            <text:p>1.0328960977</text:p>
          </table:table-cell>
          <table:table-cell office:value-type="float" office:value="28.6248511949582">
            <text:p>28.6248511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575">
            <text:p>575</text:p>
          </table:table-cell>
          <table:table-cell office:value-type="float" office:value="880">
            <text:p>880</text:p>
          </table:table-cell>
          <table:table-cell office:value-type="float" office:value="7848">
            <text:p>7848</text:p>
          </table:table-cell>
          <table:table-cell office:value-type="float" office:value="11750">
            <text:p>11750</text:p>
          </table:table-cell>
          <table:table-cell office:value-type="float" office:value="16617">
            <text:p>16617</text:p>
          </table:table-cell>
          <table:table-cell office:value-type="float" office:value="-11">
            <text:p>-11</text:p>
          </table:table-cell>
          <table:table-cell office:value-type="float" office:value="-49.25">
            <text:p>-49.25</text:p>
          </table:table-cell>
          <table:table-cell office:value-type="float" office:value="342">
            <text:p>342</text:p>
          </table:table-cell>
          <table:table-cell office:value-type="float" office:value="-0.00140163098878695">
            <text:p>-0.001401631</text:p>
          </table:table-cell>
          <table:table-cell office:value-type="float" office:value="-0.00419148936170213">
            <text:p>-0.0041914894</text:p>
          </table:table-cell>
          <table:table-cell office:value-type="float" office:value="0.020581332370464">
            <text:p>0.0205813324</text:p>
          </table:table-cell>
          <table:table-cell office:value-type="float" office:value="0.995098142095326">
            <text:p>0.9950981421</text:p>
          </table:table-cell>
          <table:table-cell office:value-type="float" office:value="0.985364221656858">
            <text:p>0.9853642217</text:p>
          </table:table-cell>
          <table:table-cell office:value-type="float" office:value="1.07286490213123">
            <text:p>1.0728649021</text:p>
          </table:table-cell>
          <table:table-cell table:number-columns-repeated="2" office:value-type="float" office:value="0">
            <text:p>0</text:p>
          </table:table-cell>
          <table:table-cell office:value-type="float" office:value="34.0238374839468">
            <text:p>34.0238374839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table:number-columns-repeated="2" office:value-type="float" office:value="949">
            <text:p>949</text:p>
          </table:table-cell>
          <table:table-cell office:value-type="float" office:value="7612">
            <text:p>7612</text:p>
          </table:table-cell>
          <table:table-cell office:value-type="float" office:value="10890">
            <text:p>10890</text:p>
          </table:table-cell>
          <table:table-cell office:value-type="float" office:value="15854">
            <text:p>15854</text:p>
          </table:table-cell>
          <table:table-cell office:value-type="float" office:value="-3.25">
            <text:p>-3.25</text:p>
          </table:table-cell>
          <table:table-cell office:value-type="float" office:value="-74.5">
            <text:p>-74.5</text:p>
          </table:table-cell>
          <table:table-cell office:value-type="float" office:value="509.25">
            <text:p>509.25</text:p>
          </table:table-cell>
          <table:table-cell office:value-type="float" office:value="-0.000426957435627956">
            <text:p>-0.0004269574</text:p>
          </table:table-cell>
          <table:table-cell office:value-type="float" office:value="-0.00684113865932048">
            <text:p>-0.0068411387</text:p>
          </table:table-cell>
          <table:table-cell office:value-type="float" office:value="0.0321212312350196">
            <text:p>0.0321212312</text:p>
          </table:table-cell>
          <table:table-cell office:value-type="float" office:value="0.9985060062689">
            <text:p>0.9985060063</text:p>
          </table:table-cell>
          <table:table-cell office:value-type="float" office:value="0.976147745001564">
            <text:p>0.976147745</text:p>
          </table:table-cell>
          <table:table-cell office:value-type="float" office:value="1.11444658537483">
            <text:p>1.1144465854</text:p>
          </table:table-cell>
          <table:table-cell table:number-columns-repeated="2" office:value-type="float" office:value="0">
            <text:p>0</text:p>
          </table:table-cell>
          <table:table-cell office:value-type="float" office:value="21.9238448987816">
            <text:p>21.923844898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office:value-type="float" office:value="472">
            <text:p>472</text:p>
          </table:table-cell>
          <table:table-cell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7804">
            <text:p>7804</text:p>
          </table:table-cell>
          <table:table-cell office:value-type="float" office:value="11243">
            <text:p>11243</text:p>
          </table:table-cell>
          <table:table-cell office:value-type="float" office:value="16436">
            <text:p>16436</text:p>
          </table:table-cell>
          <table:table-cell office:value-type="float" office:value="-17.375">
            <text:p>-17.375</text:p>
          </table:table-cell>
          <table:table-cell office:value-type="float" office:value="198">
            <text:p>198</text:p>
          </table:table-cell>
          <table:table-cell office:value-type="float" office:value="359.375">
            <text:p>359.375</text:p>
          </table:table-cell>
          <table:table-cell office:value-type="float" office:value="-0.0022264223475141">
            <text:p>-0.0022264223</text:p>
          </table:table-cell>
          <table:table-cell office:value-type="float" office:value="0.0176109579293783">
            <text:p>0.0176109579</text:p>
          </table:table-cell>
          <table:table-cell office:value-type="float" office:value="0.0218651131662205">
            <text:p>0.0218651132</text:p>
          </table:table-cell>
          <table:table-cell office:value-type="float" office:value="0.992217237418381">
            <text:p>0.9922172374</text:p>
          </table:table-cell>
          <table:table-cell office:value-type="float" office:value="1.06224623859764">
            <text:p>1.0622462386</text:p>
          </table:table-cell>
          <table:table-cell office:value-type="float" office:value="1.07746493910236">
            <text:p>1.0774649391</text:p>
          </table:table-cell>
          <table:table-cell table:number-columns-repeated="2" office:value-type="float" office:value="0">
            <text:p>0</text:p>
          </table:table-cell>
          <table:table-cell office:value-type="float" office:value="32.0463803971926">
            <text:p>32.0463803972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437">
            <text:p>437</text:p>
          </table:table-cell>
          <table:table-cell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7310">
            <text:p>7310</text:p>
          </table:table-cell>
          <table:table-cell office:value-type="float" office:value="11648">
            <text:p>11648</text:p>
          </table:table-cell>
          <table:table-cell office:value-type="float" office:value="16952">
            <text:p>16952</text:p>
          </table:table-cell>
          <table:table-cell office:value-type="float" office:value="27.125">
            <text:p>27.125</text:p>
          </table:table-cell>
          <table:table-cell office:value-type="float" office:value="157.5">
            <text:p>157.5</text:p>
          </table:table-cell>
          <table:table-cell office:value-type="float" office:value="158.5">
            <text:p>158.5</text:p>
          </table:table-cell>
          <table:table-cell office:value-type="float" office:value="0.00371067031463748">
            <text:p>0.0037106703</text:p>
          </table:table-cell>
          <table:table-cell office:value-type="float" office:value="0.0135216346153846">
            <text:p>0.0135216346</text:p>
          </table:table-cell>
          <table:table-cell office:value-type="float" office:value="0.0093499292118924">
            <text:p>0.0093499292</text:p>
          </table:table-cell>
          <table:table-cell office:value-type="float" office:value="1.01301433348663">
            <text:p>1.0130143335</text:p>
          </table:table-cell>
          <table:table-cell office:value-type="float" office:value="1.04768407697508">
            <text:p>1.047684077</text:p>
          </table:table-cell>
          <table:table-cell office:value-type="float" office:value="1.03289609774711">
            <text:p>1.032896097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office:value-type="float" office:value="871">
            <text:p>871</text:p>
          </table:table-cell>
          <table:table-cell office:value-type="float" office:value="578">
            <text:p>578</text:p>
          </table:table-cell>
          <table:table-cell office:value-type="float" office:value="871">
            <text:p>871</text:p>
          </table:table-cell>
          <table:table-cell office:value-type="float" office:value="7592">
            <text:p>7592</text:p>
          </table:table-cell>
          <table:table-cell office:value-type="float" office:value="11704">
            <text:p>11704</text:p>
          </table:table-cell>
          <table:table-cell office:value-type="float" office:value="16437">
            <text:p>16437</text:p>
          </table:table-cell>
          <table:table-cell office:value-type="float" office:value="-35.125">
            <text:p>-35.125</text:p>
          </table:table-cell>
          <table:table-cell office:value-type="float" office:value="153.125">
            <text:p>153.125</text:p>
          </table:table-cell>
          <table:table-cell office:value-type="float" office:value="229.75">
            <text:p>229.75</text:p>
          </table:table-cell>
          <table:table-cell office:value-type="float" office:value="-0.00462658061116965">
            <text:p>-0.0046265806</text:p>
          </table:table-cell>
          <table:table-cell office:value-type="float" office:value="0.0130831339712919">
            <text:p>0.013083134</text:p>
          </table:table-cell>
          <table:table-cell office:value-type="float" office:value="0.013977611486281">
            <text:p>0.0139776115</text:p>
          </table:table-cell>
          <table:table-cell office:value-type="float" office:value="0.983848922147283">
            <text:p>0.9838489221</text:p>
          </table:table-cell>
          <table:table-cell office:value-type="float" office:value="1.04612645895276">
            <text:p>1.046126459</text:p>
          </table:table-cell>
          <table:table-cell office:value-type="float" office:value="1.04930457250279">
            <text:p>1.0493045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815">
            <text:p>815</text:p>
          </table:table-cell>
          <table:table-cell office:value-type="float" office:value="344">
            <text:p>344</text:p>
          </table:table-cell>
          <table:table-cell office:value-type="float" office:value="7472">
            <text:p>7472</text:p>
          </table:table-cell>
          <table:table-cell office:value-type="float" office:value="11210">
            <text:p>11210</text:p>
          </table:table-cell>
          <table:table-cell office:value-type="float" office:value="18152">
            <text:p>18152</text:p>
          </table:table-cell>
          <table:table-cell office:value-type="float" office:value="24.5">
            <text:p>24.5</text:p>
          </table:table-cell>
          <table:table-cell office:value-type="float" office:value="325.5">
            <text:p>325.5</text:p>
          </table:table-cell>
          <table:table-cell office:value-type="float" office:value="-85.375">
            <text:p>-85.375</text:p>
          </table:table-cell>
          <table:table-cell office:value-type="float" office:value="0.00327890792291221">
            <text:p>0.0032789079</text:p>
          </table:table-cell>
          <table:table-cell office:value-type="float" office:value="0.0290365744870651">
            <text:p>0.0290365745</text:p>
          </table:table-cell>
          <table:table-cell office:value-type="float" office:value="-0.00470333847509916">
            <text:p>-0.0047033385</text:p>
          </table:table-cell>
          <table:table-cell office:value-type="float" office:value="1.01149725015504">
            <text:p>1.0114972502</text:p>
          </table:table-cell>
          <table:table-cell office:value-type="float" office:value="1.1032805311143">
            <text:p>1.1032805311</text:p>
          </table:table-cell>
          <table:table-cell office:value-type="float" office:value="0.983581673267063">
            <text:p>0.9835816733</text:p>
          </table:table-cell>
          <table:table-cell office:value-type="float" office:value="0">
            <text:p>0</text:p>
          </table:table-cell>
          <table:table-cell office:value-type="float" office:value="24.216440695457">
            <text:p>24.21644069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0">
            <text:p>290</text:p>
          </table:table-cell>
          <table:table-cell office:value-type="float" office:value="8335">
            <text:p>8335</text:p>
          </table:table-cell>
          <table:table-cell office:value-type="float" office:value="11450">
            <text:p>11450</text:p>
          </table:table-cell>
          <table:table-cell office:value-type="float" office:value="19128">
            <text:p>19128</text:p>
          </table:table-cell>
          <table:table-cell office:value-type="float" office:value="109.5">
            <text:p>109.5</text:p>
          </table:table-cell>
          <table:table-cell office:value-type="float" office:value="-130.875">
            <text:p>-130.875</text:p>
          </table:table-cell>
          <table:table-cell office:value-type="float" office:value="-206.25">
            <text:p>-206.25</text:p>
          </table:table-cell>
          <table:table-cell office:value-type="float" office:value="0.0131373725254949">
            <text:p>0.0131373725</text:p>
          </table:table-cell>
          <table:table-cell office:value-type="float" office:value="-0.0114301310043668">
            <text:p>-0.011430131</text:p>
          </table:table-cell>
          <table:table-cell office:value-type="float" office:value="-0.0107826223337516">
            <text:p>-0.0107826223</text:p>
          </table:table-cell>
          <table:table-cell office:value-type="float" office:value="1.0463190813307">
            <text:p>1.0463190813</text:p>
          </table:table-cell>
          <table:table-cell office:value-type="float" office:value="0.960250611358479">
            <text:p>0.9602506114</text:p>
          </table:table-cell>
          <table:table-cell office:value-type="float" office:value="0.962488701122879">
            <text:p>0.96248870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782">
            <text:p>782</text:p>
          </table:table-cell>
          <table:table-cell office:value-type="float" office:value="501">
            <text:p>501</text:p>
          </table:table-cell>
          <table:table-cell office:value-type="float" office:value="8576">
            <text:p>8576</text:p>
          </table:table-cell>
          <table:table-cell office:value-type="float" office:value="11994">
            <text:p>11994</text:p>
          </table:table-cell>
          <table:table-cell office:value-type="float" office:value="18102">
            <text:p>18102</text:p>
          </table:table-cell>
          <table:table-cell office:value-type="float" office:value="62">
            <text:p>62</text:p>
          </table:table-cell>
          <table:table-cell office:value-type="float" office:value="173.25">
            <text:p>173.25</text:p>
          </table:table-cell>
          <table:table-cell office:value-type="float" office:value="-59.75">
            <text:p>-59.75</text:p>
          </table:table-cell>
          <table:table-cell office:value-type="float" office:value="0.0072294776119403">
            <text:p>0.0072294776</text:p>
          </table:table-cell>
          <table:table-cell office:value-type="float" office:value="0.0144447223611806">
            <text:p>0.0144447224</text:p>
          </table:table-cell>
          <table:table-cell office:value-type="float" office:value="-0.00330074024969617">
            <text:p>-0.0033007402</text:p>
          </table:table-cell>
          <table:table-cell office:value-type="float" office:value="1.02540561172101">
            <text:p>1.0254056117</text:p>
          </table:table-cell>
          <table:table-cell office:value-type="float" office:value="1.05096548227215">
            <text:p>1.0509654823</text:p>
          </table:table-cell>
          <table:table-cell office:value-type="float" office:value="0.988468763103008">
            <text:p>0.988468763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59">
            <text:p>359</text:p>
          </table:table-cell>
          <table:table-cell office:value-type="float" office:value="811">
            <text:p>811</text:p>
          </table:table-cell>
          <table:table-cell office:value-type="float" office:value="8884">
            <text:p>8884</text:p>
          </table:table-cell>
          <table:table-cell office:value-type="float" office:value="11392">
            <text:p>11392</text:p>
          </table:table-cell>
          <table:table-cell office:value-type="float" office:value="15774">
            <text:p>15774</text:p>
          </table:table-cell>
          <table:table-cell office:value-type="float" office:value="-49.875">
            <text:p>-49.875</text:p>
          </table:table-cell>
          <table:table-cell office:value-type="float" office:value="134.875">
            <text:p>134.875</text:p>
          </table:table-cell>
          <table:table-cell office:value-type="float" office:value="249.25">
            <text:p>249.25</text:p>
          </table:table-cell>
          <table:table-cell office:value-type="float" office:value="-0.00561402521386763">
            <text:p>-0.0056140252</text:p>
          </table:table-cell>
          <table:table-cell office:value-type="float" office:value="0.0118394487359551">
            <text:p>0.0118394487</text:p>
          </table:table-cell>
          <table:table-cell office:value-type="float" office:value="0.0158013186255864">
            <text:p>0.0158013186</text:p>
          </table:table-cell>
          <table:table-cell office:value-type="float" office:value="0.980412685618503">
            <text:p>0.9804126856</text:p>
          </table:table-cell>
          <table:table-cell office:value-type="float" office:value="1.04171280876673">
            <text:p>1.0417128088</text:p>
          </table:table-cell>
          <table:table-cell office:value-type="float" office:value="1.05579399126335">
            <text:p>1.0557939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table:number-columns-repeated="2" office:value-type="float" office:value="789">
            <text:p>789</text:p>
          </table:table-cell>
          <table:table-cell office:value-type="float" office:value="8490">
            <text:p>8490</text:p>
          </table:table-cell>
          <table:table-cell office:value-type="float" office:value="11210">
            <text:p>11210</text:p>
          </table:table-cell>
          <table:table-cell office:value-type="float" office:value="17168">
            <text:p>17168</text:p>
          </table:table-cell>
          <table:table-cell office:value-type="float" office:value="199.25">
            <text:p>199.25</text:p>
          </table:table-cell>
          <table:table-cell office:value-type="float" office:value="325.5">
            <text:p>325.5</text:p>
          </table:table-cell>
          <table:table-cell office:value-type="float" office:value="-93.5">
            <text:p>-93.5</text:p>
          </table:table-cell>
          <table:table-cell office:value-type="float" office:value="0.0234687868080094">
            <text:p>0.0234687868</text:p>
          </table:table-cell>
          <table:table-cell office:value-type="float" office:value="0.0290365744870651">
            <text:p>0.0290365745</text:p>
          </table:table-cell>
          <table:table-cell office:value-type="float" office:value="-0.00544617893755825">
            <text:p>-0.0054461789</text:p>
          </table:table-cell>
          <table:table-cell office:value-type="float" office:value="1.08322029037834">
            <text:p>1.0832202904</text:p>
          </table:table-cell>
          <table:table-cell office:value-type="float" office:value="1.1032805311143">
            <text:p>1.1032805311</text:p>
          </table:table-cell>
          <table:table-cell office:value-type="float" office:value="0.980996509013985">
            <text:p>0.980996509</text:p>
          </table:table-cell>
          <table:table-cell office:value-type="float" office:value="29.8800871701479">
            <text:p>29.8800871701</text:p>
          </table:table-cell>
          <table:table-cell office:value-type="float" office:value="24.216440695457">
            <text:p>24.21644069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office:value-type="float" office:value="503">
            <text:p>503</text:p>
          </table:table-cell>
          <table:table-cell office:value-type="float" office:value="772">
            <text:p>772</text:p>
          </table:table-cell>
          <table:table-cell office:value-type="float" office:value="8455">
            <text:p>8455</text:p>
          </table:table-cell>
          <table:table-cell office:value-type="float" office:value="11152">
            <text:p>11152</text:p>
          </table:table-cell>
          <table:table-cell office:value-type="float" office:value="18172">
            <text:p>18172</text:p>
          </table:table-cell>
          <table:table-cell office:value-type="float" office:value="-136.25">
            <text:p>-136.25</text:p>
          </table:table-cell>
          <table:table-cell office:value-type="float" office:value="267.25">
            <text:p>267.25</text:p>
          </table:table-cell>
          <table:table-cell office:value-type="float" office:value="-137.125">
            <text:p>-137.125</text:p>
          </table:table-cell>
          <table:table-cell office:value-type="float" office:value="-0.0161147250147842">
            <text:p>-0.016114725</text:p>
          </table:table-cell>
          <table:table-cell office:value-type="float" office:value="0.0239643113342898">
            <text:p>0.0239643113</text:p>
          </table:table-cell>
          <table:table-cell office:value-type="float" office:value="-0.00754594981289897">
            <text:p>-0.0075459498</text:p>
          </table:table-cell>
          <table:table-cell office:value-type="float" office:value="0.944107443798368">
            <text:p>0.9441074438</text:p>
          </table:table-cell>
          <table:table-cell office:value-type="float" office:value="1.08500069457676">
            <text:p>1.0850006946</text:p>
          </table:table-cell>
          <table:table-cell office:value-type="float" office:value="0.973700780717668">
            <text:p>0.9737007807</text:p>
          </table:table-cell>
          <table:table-cell office:value-type="float" office:value="0">
            <text:p>0</text:p>
          </table:table-cell>
          <table:table-cell office:value-type="float" office:value="29.2693492229986">
            <text:p>29.2693492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506">
            <text:p>506</text:p>
          </table:table-cell>
          <table:table-cell office:value-type="float" office:value="8565">
            <text:p>8565</text:p>
          </table:table-cell>
          <table:table-cell office:value-type="float" office:value="11454">
            <text:p>11454</text:p>
          </table:table-cell>
          <table:table-cell office:value-type="float" office:value="17359">
            <text:p>17359</text:p>
          </table:table-cell>
          <table:table-cell office:value-type="float" office:value="91.5">
            <text:p>91.5</text:p>
          </table:table-cell>
          <table:table-cell office:value-type="float" office:value="-4.75">
            <text:p>-4.75</text:p>
          </table:table-cell>
          <table:table-cell office:value-type="float" office:value="-115.875">
            <text:p>-115.875</text:p>
          </table:table-cell>
          <table:table-cell office:value-type="float" office:value="0.0106830122591944">
            <text:p>0.0106830123</text:p>
          </table:table-cell>
          <table:table-cell office:value-type="float" office:value="-0.000414702287410512">
            <text:p>-0.0004147023</text:p>
          </table:table-cell>
          <table:table-cell office:value-type="float" office:value="-0.00667521170574342">
            <text:p>-0.0066752117</text:p>
          </table:table-cell>
          <table:table-cell office:value-type="float" office:value="1.037614231339">
            <text:p>1.0376142313</text:p>
          </table:table-cell>
          <table:table-cell office:value-type="float" office:value="0.998548879070918">
            <text:p>0.9985488791</text:p>
          </table:table-cell>
          <table:table-cell office:value-type="float" office:value="0.976724093594478">
            <text:p>0.97672409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95">
            <text:p>695</text:p>
          </table:table-cell>
          <table:table-cell office:value-type="float" office:value="8722">
            <text:p>8722</text:p>
          </table:table-cell>
          <table:table-cell office:value-type="float" office:value="11210">
            <text:p>11210</text:p>
          </table:table-cell>
          <table:table-cell office:value-type="float" office:value="17233">
            <text:p>17233</text:p>
          </table:table-cell>
          <table:table-cell office:value-type="float" office:value="49.75">
            <text:p>49.75</text:p>
          </table:table-cell>
          <table:table-cell office:value-type="float" office:value="-95.5">
            <text:p>-95.5</text:p>
          </table:table-cell>
          <table:table-cell office:value-type="float" office:value="116.125">
            <text:p>116.125</text:p>
          </table:table-cell>
          <table:table-cell office:value-type="float" office:value="0.00570396698005045">
            <text:p>0.005703967</text:p>
          </table:table-cell>
          <table:table-cell office:value-type="float" office:value="-0.00851917930419268">
            <text:p>-0.0085191793</text:p>
          </table:table-cell>
          <table:table-cell office:value-type="float" office:value="0.00673852492311263">
            <text:p>0.0067385249</text:p>
          </table:table-cell>
          <table:table-cell office:value-type="float" office:value="1.02002765349922">
            <text:p>1.0200276535</text:p>
          </table:table-cell>
          <table:table-cell office:value-type="float" office:value="0.970325122210719">
            <text:p>0.9703251222</text:p>
          </table:table-cell>
          <table:table-cell office:value-type="float" office:value="1.02367383635845">
            <text:p>1.02367383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8490">
            <text:p>8490</text:p>
          </table:table-cell>
          <table:table-cell office:value-type="float" office:value="12162">
            <text:p>12162</text:p>
          </table:table-cell>
          <table:table-cell office:value-type="float" office:value="19813">
            <text:p>19813</text:p>
          </table:table-cell>
          <table:table-cell office:value-type="float" office:value="199.25">
            <text:p>199.25</text:p>
          </table:table-cell>
          <table:table-cell office:value-type="float" office:value="-29.25">
            <text:p>-29.25</text:p>
          </table:table-cell>
          <table:table-cell office:value-type="float" office:value="147.25">
            <text:p>147.25</text:p>
          </table:table-cell>
          <table:table-cell office:value-type="float" office:value="0.0234687868080094">
            <text:p>0.0234687868</text:p>
          </table:table-cell>
          <table:table-cell office:value-type="float" office:value="-0.00240503206709423">
            <text:p>-0.0024050321</text:p>
          </table:table-cell>
          <table:table-cell office:value-type="float" office:value="0.00743198909806693">
            <text:p>0.0074319891</text:p>
          </table:table-cell>
          <table:table-cell office:value-type="float" office:value="1.08322029037834">
            <text:p>1.0832202904</text:p>
          </table:table-cell>
          <table:table-cell office:value-type="float" office:value="0.991593724756488">
            <text:p>0.9915937248</text:p>
          </table:table-cell>
          <table:table-cell office:value-type="float" office:value="1.02612022138866">
            <text:p>1.0261202214</text:p>
          </table:table-cell>
          <table:table-cell office:value-type="float" office:value="29.8800871701479">
            <text:p>29.88008717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11">
            <text:p>311</text:p>
          </table:table-cell>
          <table:table-cell office:value-type="float" office:value="708">
            <text:p>708</text:p>
          </table:table-cell>
          <table:table-cell office:value-type="float" office:value="8376">
            <text:p>8376</text:p>
          </table:table-cell>
          <table:table-cell office:value-type="float" office:value="12851">
            <text:p>12851</text:p>
          </table:table-cell>
          <table:table-cell office:value-type="float" office:value="18358">
            <text:p>18358</text:p>
          </table:table-cell>
          <table:table-cell office:value-type="float" office:value="-64.625">
            <text:p>-64.625</text:p>
          </table:table-cell>
          <table:table-cell office:value-type="float" office:value="-60">
            <text:p>-60</text:p>
          </table:table-cell>
          <table:table-cell office:value-type="float" office:value="232.875">
            <text:p>232.875</text:p>
          </table:table-cell>
          <table:table-cell office:value-type="float" office:value="-0.00771549665711557">
            <text:p>-0.0077154967</text:p>
          </table:table-cell>
          <table:table-cell office:value-type="float" office:value="-0.00466889736207299">
            <text:p>-0.0046688974</text:p>
          </table:table-cell>
          <table:table-cell office:value-type="float" office:value="0.012685205360061">
            <text:p>0.0126852054</text:p>
          </table:table-cell>
          <table:table-cell office:value-type="float" office:value="0.973112438321881">
            <text:p>0.9731124383</text:p>
          </table:table-cell>
          <table:table-cell office:value-type="float" office:value="0.983701584493797">
            <text:p>0.9837015845</text:p>
          </table:table-cell>
          <table:table-cell office:value-type="float" office:value="1.04471361105287">
            <text:p>1.04471361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office:value-type="float" office:value="729">
            <text:p>729</text:p>
          </table:table-cell>
          <table:table-cell office:value-type="float" office:value="341">
            <text:p>341</text:p>
          </table:table-cell>
          <table:table-cell office:value-type="float" office:value="729">
            <text:p>729</text:p>
          </table:table-cell>
          <table:table-cell office:value-type="float" office:value="8648">
            <text:p>8648</text:p>
          </table:table-cell>
          <table:table-cell office:value-type="float" office:value="11962">
            <text:p>11962</text:p>
          </table:table-cell>
          <table:table-cell office:value-type="float" office:value="16752">
            <text:p>16752</text:p>
          </table:table-cell>
          <table:table-cell office:value-type="float" office:value="-121.375">
            <text:p>-121.375</text:p>
          </table:table-cell>
          <table:table-cell office:value-type="float" office:value="373.75">
            <text:p>373.75</text:p>
          </table:table-cell>
          <table:table-cell office:value-type="float" office:value="-42">
            <text:p>-42</text:p>
          </table:table-cell>
          <table:table-cell office:value-type="float" office:value="-0.0140350370027752">
            <text:p>-0.014035037</text:p>
          </table:table-cell>
          <table:table-cell office:value-type="float" office:value="0.0312447751212172">
            <text:p>0.0312447751</text:p>
          </table:table-cell>
          <table:table-cell office:value-type="float" office:value="-0.00250716332378224">
            <text:p>-0.0025071633</text:p>
          </table:table-cell>
          <table:table-cell office:value-type="float" office:value="0.951263455727078">
            <text:p>0.9512634557</text:p>
          </table:table-cell>
          <table:table-cell office:value-type="float" office:value="1.11127013543012">
            <text:p>1.1112701354</text:p>
          </table:table-cell>
          <table:table-cell office:value-type="float" office:value="0.991237248667909">
            <text:p>0.9912372487</text:p>
          </table:table-cell>
          <table:table-cell office:value-type="float" office:value="0">
            <text:p>0</text:p>
          </table:table-cell>
          <table:table-cell office:value-type="float" office:value="22.5292153969791">
            <text:p>22.5292153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453">
            <text:p>453</text:p>
          </table:table-cell>
          <table:table-cell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8492">
            <text:p>8492</text:p>
          </table:table-cell>
          <table:table-cell office:value-type="float" office:value="11938">
            <text:p>11938</text:p>
          </table:table-cell>
          <table:table-cell office:value-type="float" office:value="16510">
            <text:p>16510</text:p>
          </table:table-cell>
          <table:table-cell office:value-type="float" office:value="22.625">
            <text:p>22.625</text:p>
          </table:table-cell>
          <table:table-cell office:value-type="float" office:value="472.75">
            <text:p>472.75</text:p>
          </table:table-cell>
          <table:table-cell office:value-type="float" office:value="71.625">
            <text:p>71.625</text:p>
          </table:table-cell>
          <table:table-cell office:value-type="float" office:value="0.00266427225624117">
            <text:p>0.0026642723</text:p>
          </table:table-cell>
          <table:table-cell office:value-type="float" office:value="0.0396004355838499">
            <text:p>0.0396004356</text:p>
          </table:table-cell>
          <table:table-cell office:value-type="float" office:value="0.00433827983040581">
            <text:p>0.0043382798</text:p>
          </table:table-cell>
          <table:table-cell office:value-type="float" office:value="1.00933886565629">
            <text:p>1.0093388657</text:p>
          </table:table-cell>
          <table:table-cell office:value-type="float" office:value="1.1416751857604">
            <text:p>1.1416751858</text:p>
          </table:table-cell>
          <table:table-cell office:value-type="float" office:value="1.01522086792332">
            <text:p>1.0152208679</text:p>
          </table:table-cell>
          <table:table-cell office:value-type="float" office:value="0">
            <text:p>0</text:p>
          </table:table-cell>
          <table:table-cell office:value-type="float" office:value="17.8478545149475">
            <text:p>17.84785451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448">
            <text:p>448</text:p>
          </table:table-cell>
          <table:table-cell table:number-columns-repeated="2" office:value-type="float" office:value="677">
            <text:p>677</text:p>
          </table:table-cell>
          <table:table-cell office:value-type="float" office:value="8372">
            <text:p>8372</text:p>
          </table:table-cell>
          <table:table-cell office:value-type="float" office:value="11928">
            <text:p>11928</text:p>
          </table:table-cell>
          <table:table-cell office:value-type="float" office:value="19403">
            <text:p>19403</text:p>
          </table:table-cell>
          <table:table-cell office:value-type="float" office:value="104.25">
            <text:p>104.25</text:p>
          </table:table-cell>
          <table:table-cell office:value-type="float" office:value="160.375">
            <text:p>160.375</text:p>
          </table:table-cell>
          <table:table-cell office:value-type="float" office:value="93.125">
            <text:p>93.125</text:p>
          </table:table-cell>
          <table:table-cell office:value-type="float" office:value="0.0124522216913521">
            <text:p>0.0124522217</text:p>
          </table:table-cell>
          <table:table-cell office:value-type="float" office:value="0.0134452548625084">
            <text:p>0.0134452549</text:p>
          </table:table-cell>
          <table:table-cell office:value-type="float" office:value="0.0047995155388342">
            <text:p>0.0047995155</text:p>
          </table:table-cell>
          <table:table-cell office:value-type="float" office:value="1.04388668925683">
            <text:p>1.0438866893</text:p>
          </table:table-cell>
          <table:table-cell office:value-type="float" office:value="1.04741271078028">
            <text:p>1.0474127108</text:p>
          </table:table-cell>
          <table:table-cell office:value-type="float" office:value="1.01684345367076">
            <text:p>1.01684345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3">
            <text:p>293</text:p>
          </table:table-cell>
          <table:table-cell office:value-type="float" office:value="657">
            <text:p>657</text:p>
          </table:table-cell>
          <table:table-cell office:value-type="float" office:value="8011">
            <text:p>8011</text:p>
          </table:table-cell>
          <table:table-cell office:value-type="float" office:value="12134">
            <text:p>12134</text:p>
          </table:table-cell>
          <table:table-cell office:value-type="float" office:value="17798">
            <text:p>17798</text:p>
          </table:table-cell>
          <table:table-cell office:value-type="float" office:value="-47.625">
            <text:p>-47.625</text:p>
          </table:table-cell>
          <table:table-cell office:value-type="float" office:value="173.875">
            <text:p>173.875</text:p>
          </table:table-cell>
          <table:table-cell office:value-type="float" office:value="165.25">
            <text:p>165.25</text:p>
          </table:table-cell>
          <table:table-cell office:value-type="float" office:value="-0.0059449506927974">
            <text:p>-0.0059449507</text:p>
          </table:table-cell>
          <table:table-cell office:value-type="float" office:value="0.0143295698038569">
            <text:p>0.0143295698</text:p>
          </table:table-cell>
          <table:table-cell office:value-type="float" office:value="0.00928475109562872">
            <text:p>0.0092847511</text:p>
          </table:table-cell>
          <table:table-cell office:value-type="float" office:value="0.979261943755139">
            <text:p>0.9792619438</text:p>
          </table:table-cell>
          <table:table-cell office:value-type="float" office:value="1.0505559539922">
            <text:p>1.050555954</text:p>
          </table:table-cell>
          <table:table-cell office:value-type="float" office:value="1.0326655937764">
            <text:p>1.03266559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244">
            <text:p>244</text:p>
          </table:table-cell>
          <table:table-cell table:number-columns-repeated="2" office:value-type="float" office:value="601">
            <text:p>601</text:p>
          </table:table-cell>
          <table:table-cell office:value-type="float" office:value="8342">
            <text:p>8342</text:p>
          </table:table-cell>
          <table:table-cell office:value-type="float" office:value="11791">
            <text:p>11791</text:p>
          </table:table-cell>
          <table:table-cell office:value-type="float" office:value="19655">
            <text:p>19655</text:p>
          </table:table-cell>
          <table:table-cell office:value-type="float" office:value="-128.875">
            <text:p>-128.875</text:p>
          </table:table-cell>
          <table:table-cell office:value-type="float" office:value="309.5">
            <text:p>309.5</text:p>
          </table:table-cell>
          <table:table-cell office:value-type="float" office:value="564.625">
            <text:p>564.625</text:p>
          </table:table-cell>
          <table:table-cell office:value-type="float" office:value="-0.0154489331095661">
            <text:p>-0.0154489331</text:p>
          </table:table-cell>
          <table:table-cell office:value-type="float" office:value="0.0262488338563311">
            <text:p>0.0262488339</text:p>
          </table:table-cell>
          <table:table-cell office:value-type="float" office:value="0.0287267870770796">
            <text:p>0.0287267871</text:p>
          </table:table-cell>
          <table:table-cell office:value-type="float" office:value="0.946396526403598">
            <text:p>0.9463965264</text:p>
          </table:table-cell>
          <table:table-cell office:value-type="float" office:value="1.09322136100364">
            <text:p>1.093221361</text:p>
          </table:table-cell>
          <table:table-cell office:value-type="float" office:value="1.10216120222949">
            <text:p>1.1021612022</text:p>
          </table:table-cell>
          <table:table-cell office:value-type="float" office:value="0">
            <text:p>0</text:p>
          </table:table-cell>
          <table:table-cell office:value-type="float" office:value="26.7518569595781">
            <text:p>26.7518569596</text:p>
          </table:table-cell>
          <table:table-cell office:value-type="float" office:value="24.4738866830289">
            <text:p>24.473886683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0">
            <text:p>360</text:p>
          </table:table-cell>
          <table:table-cell office:value-type="float" office:value="225">
            <text:p>225</text:p>
          </table:table-cell>
          <table:table-cell office:value-type="float" office:value="9012">
            <text:p>9012</text:p>
          </table:table-cell>
          <table:table-cell office:value-type="float" office:value="12952">
            <text:p>12952</text:p>
          </table:table-cell>
          <table:table-cell office:value-type="float" office:value="22380">
            <text:p>22380</text:p>
          </table:table-cell>
          <table:table-cell office:value-type="float" office:value="313.5">
            <text:p>313.5</text:p>
          </table:table-cell>
          <table:table-cell office:value-type="float" office:value="321.375">
            <text:p>321.375</text:p>
          </table:table-cell>
          <table:table-cell office:value-type="float" office:value="670.625">
            <text:p>670.625</text:p>
          </table:table-cell>
          <table:table-cell office:value-type="float" office:value="0.0347869507323569">
            <text:p>0.0347869507</text:p>
          </table:table-cell>
          <table:table-cell office:value-type="float" office:value="0.0248127702285361">
            <text:p>0.0248127702</text:p>
          </table:table-cell>
          <table:table-cell office:value-type="float" office:value="0.0299653708668454">
            <text:p>0.0299653709</text:p>
          </table:table-cell>
          <table:table-cell office:value-type="float" office:value="1.12412618616811">
            <text:p>1.1241261862</text:p>
          </table:table-cell>
          <table:table-cell office:value-type="float" office:value="1.08805141599005">
            <text:p>1.088051416</text:p>
          </table:table-cell>
          <table:table-cell office:value-type="float" office:value="1.10663872799829">
            <text:p>1.106638728</text:p>
          </table:table-cell>
          <table:table-cell office:value-type="float" office:value="20.2700924865592">
            <text:p>20.2700924866</text:p>
          </table:table-cell>
          <table:table-cell office:value-type="float" office:value="28.2802563619925">
            <text:p>28.280256362</text:p>
          </table:table-cell>
          <table:table-cell office:value-type="float" office:value="23.4764751089375">
            <text:p>23.4764751089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399">
            <text:p>399</text:p>
          </table:table-cell>
          <table:table-cell office:value-type="float" office:value="609">
            <text:p>609</text:p>
          </table:table-cell>
          <table:table-cell office:value-type="float" office:value="8822">
            <text:p>8822</text:p>
          </table:table-cell>
          <table:table-cell office:value-type="float" office:value="13652">
            <text:p>13652</text:p>
          </table:table-cell>
          <table:table-cell office:value-type="float" office:value="21102">
            <text:p>21102</text:p>
          </table:table-cell>
          <table:table-cell office:value-type="float" office:value="67.875">
            <text:p>67.875</text:p>
          </table:table-cell>
          <table:table-cell office:value-type="float" office:value="23.375">
            <text:p>23.375</text:p>
          </table:table-cell>
          <table:table-cell office:value-type="float" office:value="844.875">
            <text:p>844.875</text:p>
          </table:table-cell>
          <table:table-cell office:value-type="float" office:value="0.00769383359782362">
            <text:p>0.0076938336</text:p>
          </table:table-cell>
          <table:table-cell office:value-type="float" office:value="0.00171220334016994">
            <text:p>0.0017122033</text:p>
          </table:table-cell>
          <table:table-cell office:value-type="float" office:value="0.0400376741541086">
            <text:p>0.0400376742</text:p>
          </table:table-cell>
          <table:table-cell office:value-type="float" office:value="1.02704443994023">
            <text:p>1.0270444399</text:p>
          </table:table-cell>
          <table:table-cell office:value-type="float" office:value="1.00599845770554">
            <text:p>1.0059984577</text:p>
          </table:table-cell>
          <table:table-cell office:value-type="float" office:value="1.14327376962865">
            <text:p>1.1432737696</text:p>
          </table:table-cell>
          <table:table-cell table:number-columns-repeated="2" office:value-type="float" office:value="0">
            <text:p>0</text:p>
          </table:table-cell>
          <table:table-cell office:value-type="float" office:value="17.6566798669301">
            <text:p>17.6566798669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423">
            <text:p>423</text:p>
          </table:table-cell>
          <table:table-cell table:number-columns-repeated="2" office:value-type="float" office:value="630">
            <text:p>630</text:p>
          </table:table-cell>
          <table:table-cell office:value-type="float" office:value="9156">
            <text:p>9156</text:p>
          </table:table-cell>
          <table:table-cell office:value-type="float" office:value="12529">
            <text:p>12529</text:p>
          </table:table-cell>
          <table:table-cell office:value-type="float" office:value="20543">
            <text:p>20543</text:p>
          </table:table-cell>
          <table:table-cell office:value-type="float" office:value="149.5">
            <text:p>149.5</text:p>
          </table:table-cell>
          <table:table-cell office:value-type="float" office:value="96.25">
            <text:p>96.25</text:p>
          </table:table-cell>
          <table:table-cell office:value-type="float" office:value="1172.625">
            <text:p>1172.625</text:p>
          </table:table-cell>
          <table:table-cell office:value-type="float" office:value="0.0163280908693753">
            <text:p>0.0163280909</text:p>
          </table:table-cell>
          <table:table-cell office:value-type="float" office:value="0.00768217734855136">
            <text:p>0.0076821773</text:p>
          </table:table-cell>
          <table:table-cell office:value-type="float" office:value="0.0570814876113518">
            <text:p>0.0570814876</text:p>
          </table:table-cell>
          <table:table-cell office:value-type="float" office:value="1.05767086688363">
            <text:p>1.0576708669</text:p>
          </table:table-cell>
          <table:table-cell office:value-type="float" office:value="1.02700329178361">
            <text:p>1.0270032918</text:p>
          </table:table-cell>
          <table:table-cell office:value-type="float" office:value="1.20617146724646">
            <text:p>1.2061714672</text:p>
          </table:table-cell>
          <table:table-cell table:number-columns-repeated="2" office:value-type="float" office:value="0">
            <text:p>0</text:p>
          </table:table-cell>
          <table:table-cell office:value-type="float" office:value="12.4864842320907">
            <text:p>12.4864842321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431">
            <text:p>431</text:p>
          </table:table-cell>
          <table:table-cell office:value-type="float" office:value="634">
            <text:p>634</text:p>
          </table:table-cell>
          <table:table-cell office:value-type="float" office:value="8720">
            <text:p>8720</text:p>
          </table:table-cell>
          <table:table-cell office:value-type="float" office:value="14000">
            <text:p>14000</text:p>
          </table:table-cell>
          <table:table-cell office:value-type="float" office:value="20900">
            <text:p>20900</text:p>
          </table:table-cell>
          <table:table-cell office:value-type="float" office:value="264.75">
            <text:p>264.75</text:p>
          </table:table-cell>
          <table:table-cell office:value-type="float" office:value="410">
            <text:p>410</text:p>
          </table:table-cell>
          <table:table-cell office:value-type="float" office:value="1173.875">
            <text:p>1173.875</text:p>
          </table:table-cell>
          <table:table-cell office:value-type="float" office:value="0.0303612385321101">
            <text:p>0.0303612385</text:p>
          </table:table-cell>
          <table:table-cell office:value-type="float" office:value="0.0292857142857143">
            <text:p>0.0292857143</text:p>
          </table:table-cell>
          <table:table-cell office:value-type="float" office:value="0.0561662679425837">
            <text:p>0.0561662679</text:p>
          </table:table-cell>
          <table:table-cell office:value-type="float" office:value="1.10807107228058">
            <text:p>1.1080710723</text:p>
          </table:table-cell>
          <table:table-cell office:value-type="float" office:value="1.104181">
            <text:p>1.104181</text:p>
          </table:table-cell>
          <table:table-cell office:value-type="float" office:value="1.20276505112206">
            <text:p>1.2027650511</text:p>
          </table:table-cell>
          <table:table-cell office:value-type="float" office:value="23.1748494321471">
            <text:p>23.1748494321</text:p>
          </table:table-cell>
          <table:table-cell office:value-type="float" office:value="24.0133466128112">
            <text:p>24.0133466128</text:p>
          </table:table-cell>
          <table:table-cell office:value-type="float" office:value="12.6844042575082">
            <text:p>12.6844042575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416">
            <text:p>416</text:p>
          </table:table-cell>
          <table:table-cell office:value-type="float" office:value="615">
            <text:p>615</text:p>
          </table:table-cell>
          <table:table-cell office:value-type="float" office:value="8644">
            <text:p>8644</text:p>
          </table:table-cell>
          <table:table-cell office:value-type="float" office:value="14808">
            <text:p>14808</text:p>
          </table:table-cell>
          <table:table-cell office:value-type="float" office:value="21858">
            <text:p>21858</text:p>
          </table:table-cell>
          <table:table-cell office:value-type="float" office:value="328">
            <text:p>328</text:p>
          </table:table-cell>
          <table:table-cell office:value-type="float" office:value="565">
            <text:p>565</text:p>
          </table:table-cell>
          <table:table-cell office:value-type="float" office:value="597.5">
            <text:p>597.5</text:p>
          </table:table-cell>
          <table:table-cell office:value-type="float" office:value="0.037945395650162">
            <text:p>0.0379453957</text:p>
          </table:table-cell>
          <table:table-cell office:value-type="float" office:value="0.0381550513236089">
            <text:p>0.0381550513</text:p>
          </table:table-cell>
          <table:table-cell office:value-type="float" office:value="0.0273355293256474">
            <text:p>0.0273355293</text:p>
          </table:table-cell>
          <table:table-cell office:value-type="float" office:value="1.13563099675562">
            <text:p>1.1356309968</text:p>
          </table:table-cell>
          <table:table-cell office:value-type="float" office:value="1.13639606319799">
            <text:p>1.1363960632</text:p>
          </table:table-cell>
          <table:table-cell office:value-type="float" office:value="1.09713892572025">
            <text:p>1.0971389257</text:p>
          </table:table-cell>
          <table:table-cell office:value-type="float" office:value="18.6113865017642">
            <text:p>18.6113865018</text:p>
          </table:table-cell>
          <table:table-cell office:value-type="float" office:value="18.5110009007381">
            <text:p>18.5110009007</text:p>
          </table:table-cell>
          <table:table-cell office:value-type="float" office:value="25.7020218219415">
            <text:p>25.7020218219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12">
            <text:p>612</text:p>
          </table:table-cell>
          <table:table-cell office:value-type="float" office:value="8627">
            <text:p>8627</text:p>
          </table:table-cell>
          <table:table-cell office:value-type="float" office:value="14595">
            <text:p>14595</text:p>
          </table:table-cell>
          <table:table-cell office:value-type="float" office:value="23075">
            <text:p>23075</text:p>
          </table:table-cell>
          <table:table-cell office:value-type="float" office:value="89.375">
            <text:p>89.375</text:p>
          </table:table-cell>
          <table:table-cell office:value-type="float" office:value="146.875">
            <text:p>146.875</text:p>
          </table:table-cell>
          <table:table-cell office:value-type="float" office:value="474.25">
            <text:p>474.25</text:p>
          </table:table-cell>
          <table:table-cell office:value-type="float" office:value="0.0103599165410919">
            <text:p>0.0103599165</text:p>
          </table:table-cell>
          <table:table-cell office:value-type="float" office:value="0.0100633778691333">
            <text:p>0.0100633779</text:p>
          </table:table-cell>
          <table:table-cell office:value-type="float" office:value="0.0205525460455038">
            <text:p>0.020552546</text:p>
          </table:table-cell>
          <table:table-cell office:value-type="float" office:value="1.03647007052047">
            <text:p>1.0364700705</text:p>
          </table:table-cell>
          <table:table-cell office:value-type="float" office:value="1.03542031482727">
            <text:p>1.0354203148</text:p>
          </table:table-cell>
          <table:table-cell office:value-type="float" office:value="1.07276182917121">
            <text:p>1.0727618292</text:p>
          </table:table-cell>
          <table:table-cell table:number-columns-repeated="2" office:value-type="float" office:value="0">
            <text:p>0</text:p>
          </table:table-cell>
          <table:table-cell office:value-type="float" office:value="34.0710098400599">
            <text:p>34.0710098401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270">
            <text:p>270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888">
            <text:p>8888</text:p>
          </table:table-cell>
          <table:table-cell office:value-type="float" office:value="14995">
            <text:p>14995</text:p>
          </table:table-cell>
          <table:table-cell office:value-type="float" office:value="26173">
            <text:p>26173</text:p>
          </table:table-cell>
          <table:table-cell office:value-type="float" office:value="136">
            <text:p>136</text:p>
          </table:table-cell>
          <table:table-cell office:value-type="float" office:value="224.25">
            <text:p>224.25</text:p>
          </table:table-cell>
          <table:table-cell office:value-type="float" office:value="48.625">
            <text:p>48.625</text:p>
          </table:table-cell>
          <table:table-cell office:value-type="float" office:value="0.0153015301530153">
            <text:p>0.0153015302</text:p>
          </table:table-cell>
          <table:table-cell office:value-type="float" office:value="0.0149549849949983">
            <text:p>0.014954985</text:p>
          </table:table-cell>
          <table:table-cell office:value-type="float" office:value="0.00185783058877469">
            <text:p>0.0018578306</text:p>
          </table:table-cell>
          <table:table-cell office:value-type="float" office:value="1.0540142637126">
            <text:p>1.0540142637</text:p>
          </table:table-cell>
          <table:table-cell office:value-type="float" office:value="1.05278080457185">
            <text:p>1.0527808046</text:p>
          </table:table-cell>
          <table:table-cell office:value-type="float" office:value="1.00650917206832">
            <text:p>1.006509172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380">
            <text:p>380</text:p>
          </table:table-cell>
          <table:table-cell office:value-type="float" office:value="570">
            <text:p>570</text:p>
          </table:table-cell>
          <table:table-cell office:value-type="float" office:value="10460">
            <text:p>10460</text:p>
          </table:table-cell>
          <table:table-cell office:value-type="float" office:value="16794">
            <text:p>16794</text:p>
          </table:table-cell>
          <table:table-cell office:value-type="float" office:value="29046">
            <text:p>29046</text:p>
          </table:table-cell>
          <table:table-cell office:value-type="float" office:value="271.125">
            <text:p>271.125</text:p>
          </table:table-cell>
          <table:table-cell office:value-type="float" office:value="6.625">
            <text:p>6.625</text:p>
          </table:table-cell>
          <table:table-cell office:value-type="float" office:value="-56.5">
            <text:p>-56.5</text:p>
          </table:table-cell>
          <table:table-cell office:value-type="float" office:value="0.02592017208413">
            <text:p>0.0259201721</text:p>
          </table:table-cell>
          <table:table-cell office:value-type="float" office:value="0.00039448612599738">
            <text:p>0.0003944861</text:p>
          </table:table-cell>
          <table:table-cell office:value-type="float" office:value="-0.00194519038766095">
            <text:p>-0.0019451904</text:p>
          </table:table-cell>
          <table:table-cell office:value-type="float" office:value="1.09203743872336">
            <text:p>1.0920374387</text:p>
          </table:table-cell>
          <table:table-cell office:value-type="float" office:value="1.00138100645483">
            <text:p>1.0013810065</text:p>
          </table:table-cell>
          <table:table-cell office:value-type="float" office:value="0.993199249823849">
            <text:p>0.9931992498</text:p>
          </table:table-cell>
          <table:table-cell office:value-type="float" office:value="27.0867073081925">
            <text:p>27.08670730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office:value-type="float" office:value="281">
            <text:p>281</text:p>
          </table:table-cell>
          <table:table-cell office:value-type="float" office:value="399">
            <text:p>399</text:p>
          </table:table-cell>
          <table:table-cell office:value-type="float" office:value="589">
            <text:p>589</text:p>
          </table:table-cell>
          <table:table-cell office:value-type="float" office:value="11490">
            <text:p>11490</text:p>
          </table:table-cell>
          <table:table-cell office:value-type="float" office:value="16153">
            <text:p>16153</text:p>
          </table:table-cell>
          <table:table-cell office:value-type="float" office:value="27917">
            <text:p>27917</text:p>
          </table:table-cell>
          <table:table-cell office:value-type="float" office:value="386">
            <text:p>386</text:p>
          </table:table-cell>
          <table:table-cell office:value-type="float" office:value="-58">
            <text:p>-58</text:p>
          </table:table-cell>
          <table:table-cell office:value-type="float" office:value="-112.5">
            <text:p>-112.5</text:p>
          </table:table-cell>
          <table:table-cell office:value-type="float" office:value="0.0335944299390775">
            <text:p>0.0335944299</text:p>
          </table:table-cell>
          <table:table-cell office:value-type="float" office:value="-0.00359066427289048">
            <text:p>-0.0035906643</text:p>
          </table:table-cell>
          <table:table-cell office:value-type="float" office:value="-0.00402980262922234">
            <text:p>-0.0040298026</text:p>
          </table:table-cell>
          <table:table-cell office:value-type="float" office:value="1.11979253280372">
            <text:p>1.1197925328</text:p>
          </table:table-cell>
          <table:table-cell office:value-type="float" office:value="0.987457945069928">
            <text:p>0.9874579451</text:p>
          </table:table-cell>
          <table:table-cell office:value-type="float" office:value="0.985927519843814">
            <text:p>0.9859275198</text:p>
          </table:table-cell>
          <table:table-cell office:value-type="float" office:value="20.9774658065928">
            <text:p>20.97746580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430">
            <text:p>430</text:p>
          </table:table-cell>
          <table:table-cell office:value-type="float" office:value="621">
            <text:p>621</text:p>
          </table:table-cell>
          <table:table-cell office:value-type="float" office:value="11000">
            <text:p>11000</text:p>
          </table:table-cell>
          <table:table-cell office:value-type="float" office:value="16482">
            <text:p>16482</text:p>
          </table:table-cell>
          <table:table-cell office:value-type="float" office:value="24896">
            <text:p>24896</text:p>
          </table:table-cell>
          <table:table-cell office:value-type="float" office:value="444.125">
            <text:p>444.125</text:p>
          </table:table-cell>
          <table:table-cell office:value-type="float" office:value="351">
            <text:p>351</text:p>
          </table:table-cell>
          <table:table-cell office:value-type="float" office:value="-424.375">
            <text:p>-424.375</text:p>
          </table:table-cell>
          <table:table-cell office:value-type="float" office:value="0.040375">
            <text:p>0.040375</text:p>
          </table:table-cell>
          <table:table-cell office:value-type="float" office:value="0.021295959228249">
            <text:p>0.0212959592</text:p>
          </table:table-cell>
          <table:table-cell office:value-type="float" office:value="-0.0170459109897172">
            <text:p>-0.017045911</text:p>
          </table:table-cell>
          <table:table-cell office:value-type="float" office:value="1.144507575625">
            <text:p>1.1445075756</text:p>
          </table:table-cell>
          <table:table-cell office:value-type="float" office:value="1.0754247523426">
            <text:p>1.0754247523</text:p>
          </table:table-cell>
          <table:table-cell office:value-type="float" office:value="0.94090881517567">
            <text:p>0.9409088152</text:p>
          </table:table-cell>
          <table:table-cell office:value-type="float" office:value="17.5120193750142">
            <text:p>17.512019375</text:p>
          </table:table-cell>
          <table:table-cell office:value-type="float" office:value="32.8936522234538">
            <text:p>32.89365222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table:number-columns-repeated="2" office:value-type="float" office:value="615">
            <text:p>615</text:p>
          </table:table-cell>
          <table:table-cell office:value-type="float" office:value="10856">
            <text:p>10856</text:p>
          </table:table-cell>
          <table:table-cell office:value-type="float" office:value="15343">
            <text:p>15343</text:p>
          </table:table-cell>
          <table:table-cell office:value-type="float" office:value="25606">
            <text:p>25606</text:p>
          </table:table-cell>
          <table:table-cell office:value-type="float" office:value="595.625">
            <text:p>595.625</text:p>
          </table:table-cell>
          <table:table-cell office:value-type="float" office:value="-533.125">
            <text:p>-533.125</text:p>
          </table:table-cell>
          <table:table-cell office:value-type="float" office:value="66.25">
            <text:p>66.25</text:p>
          </table:table-cell>
          <table:table-cell office:value-type="float" office:value="0.054865972733972">
            <text:p>0.0548659727</text:p>
          </table:table-cell>
          <table:table-cell office:value-type="float" office:value="-0.0347471159486411">
            <text:p>-0.0347471159</text:p>
          </table:table-cell>
          <table:table-cell office:value-type="float" office:value="0.00258728423025853">
            <text:p>0.0025872842</text:p>
          </table:table-cell>
          <table:table-cell office:value-type="float" office:value="1.19793104349843">
            <text:p>1.1979310435</text:p>
          </table:table-cell>
          <table:table-cell office:value-type="float" office:value="0.880751523830583">
            <text:p>0.8807515238</text:p>
          </table:table-cell>
          <table:table-cell office:value-type="float" office:value="1.00906861512369">
            <text:p>1.0090686151</text:p>
          </table:table-cell>
          <table:table-cell office:value-type="float" office:value="12.9769504201344">
            <text:p>12.9769504201</text:p>
          </table:table-cell>
          <table:table-cell office:value-type="float" office:value="-19.5997207336954">
            <text:p>-19.59972073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07">
            <text:p>307</text:p>
          </table:table-cell>
          <table:table-cell table:number-columns-repeated="2" office:value-type="float" office:value="615">
            <text:p>615</text:p>
          </table:table-cell>
          <table:table-cell office:value-type="float" office:value="10175">
            <text:p>10175</text:p>
          </table:table-cell>
          <table:table-cell office:value-type="float" office:value="16156">
            <text:p>16156</text:p>
          </table:table-cell>
          <table:table-cell office:value-type="float" office:value="28078">
            <text:p>28078</text:p>
          </table:table-cell>
          <table:table-cell office:value-type="float" office:value="-503.125">
            <text:p>-503.125</text:p>
          </table:table-cell>
          <table:table-cell office:value-type="float" office:value="-38.125">
            <text:p>-38.125</text:p>
          </table:table-cell>
          <table:table-cell office:value-type="float" office:value="-57">
            <text:p>-57</text:p>
          </table:table-cell>
          <table:table-cell office:value-type="float" office:value="-0.0494471744471744">
            <text:p>-0.0494471744</text:p>
          </table:table-cell>
          <table:table-cell office:value-type="float" office:value="-0.00235980440703144">
            <text:p>-0.0023598044</text:p>
          </table:table-cell>
          <table:table-cell office:value-type="float" office:value="-0.00203005912102002">
            <text:p>-0.0020300591</text:p>
          </table:table-cell>
          <table:table-cell office:value-type="float" office:value="0.831727134634076">
            <text:p>0.8317271346</text:p>
          </table:table-cell>
          <table:table-cell office:value-type="float" office:value="0.991751599181995">
            <text:p>0.9917515992</text:p>
          </table:table-cell>
          <table:table-cell office:value-type="float" office:value="0.992902870510898">
            <text:p>0.9929028705</text:p>
          </table:table-cell>
          <table:table-cell office:value-type="float" office:value="-13.6684303646081">
            <text:p>-13.66843036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14">
            <text:p>614</text:p>
          </table:table-cell>
          <table:table-cell office:value-type="float" office:value="423">
            <text:p>423</text:p>
          </table:table-cell>
          <table:table-cell office:value-type="float" office:value="614">
            <text:p>614</text:p>
          </table:table-cell>
          <table:table-cell office:value-type="float" office:value="10912">
            <text:p>10912</text:p>
          </table:table-cell>
          <table:table-cell office:value-type="float" office:value="15985">
            <text:p>15985</text:p>
          </table:table-cell>
          <table:table-cell office:value-type="float" office:value="27366">
            <text:p>27366</text:p>
          </table:table-cell>
          <table:table-cell office:value-type="float" office:value="-470.75">
            <text:p>-470.75</text:p>
          </table:table-cell>
          <table:table-cell office:value-type="float" office:value="-72.875">
            <text:p>-72.875</text:p>
          </table:table-cell>
          <table:table-cell office:value-type="float" office:value="-83.375">
            <text:p>-83.375</text:p>
          </table:table-cell>
          <table:table-cell office:value-type="float" office:value="-0.0431405791788856">
            <text:p>-0.0431405792</text:p>
          </table:table-cell>
          <table:table-cell office:value-type="float" office:value="-0.00455896152643103">
            <text:p>-0.0045589615</text:p>
          </table:table-cell>
          <table:table-cell office:value-type="float" office:value="-0.00304666374333114">
            <text:p>-0.0030466637</text:p>
          </table:table-cell>
          <table:table-cell office:value-type="float" office:value="0.852655747634804">
            <text:p>0.8526557476</text:p>
          </table:table-cell>
          <table:table-cell office:value-type="float" office:value="0.984084371552682">
            <text:p>0.9840843716</text:p>
          </table:table-cell>
          <table:table-cell office:value-type="float" office:value="0.989354869931872">
            <text:p>0.9893548699</text:p>
          </table:table-cell>
          <table:table-cell office:value-type="float" office:value="-15.7180529779025">
            <text:p>-15.71805297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72">
            <text:p>272</text:p>
          </table:table-cell>
          <table:table-cell office:value-type="float" office:value="390">
            <text:p>390</text:p>
          </table:table-cell>
          <table:table-cell office:value-type="float" office:value="582">
            <text:p>582</text:p>
          </table:table-cell>
          <table:table-cell office:value-type="float" office:value="10841">
            <text:p>10841</text:p>
          </table:table-cell>
          <table:table-cell office:value-type="float" office:value="15872">
            <text:p>15872</text:p>
          </table:table-cell>
          <table:table-cell office:value-type="float" office:value="24352">
            <text:p>24352</text:p>
          </table:table-cell>
          <table:table-cell office:value-type="float" office:value="-343.5">
            <text:p>-343.5</text:p>
          </table:table-cell>
          <table:table-cell office:value-type="float" office:value="329.125">
            <text:p>329.125</text:p>
          </table:table-cell>
          <table:table-cell office:value-type="float" office:value="-301">
            <text:p>-301</text:p>
          </table:table-cell>
          <table:table-cell office:value-type="float" office:value="-0.0316852688866341">
            <text:p>-0.0316852689</text:p>
          </table:table-cell>
          <table:table-cell office:value-type="float" office:value="0.0207362021169355">
            <text:p>0.0207362021</text:p>
          </table:table-cell>
          <table:table-cell office:value-type="float" office:value="-0.0123603810775296">
            <text:p>-0.0123603811</text:p>
          </table:table-cell>
          <table:table-cell office:value-type="float" office:value="0.891069313175041">
            <text:p>0.8910693132</text:p>
          </table:table-cell>
          <table:table-cell office:value-type="float" office:value="1.07341948796261">
            <text:p>1.073419488</text:p>
          </table:table-cell>
          <table:table-cell office:value-type="float" office:value="0.957038113108595">
            <text:p>0.9570381131</text:p>
          </table:table-cell>
          <table:table-cell office:value-type="float" office:value="-21.5275741300157">
            <text:p>-21.52757413</text:p>
          </table:table-cell>
          <table:table-cell office:value-type="float" office:value="33.7722989778011">
            <text:p>33.7722989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256">
            <text:p>256</text:p>
          </table:table-cell>
          <table:table-cell office:value-type="float" office:value="566">
            <text:p>566</text:p>
          </table:table-cell>
          <table:table-cell office:value-type="float" office:value="10175">
            <text:p>10175</text:p>
          </table:table-cell>
          <table:table-cell office:value-type="float" office:value="15008">
            <text:p>15008</text:p>
          </table:table-cell>
          <table:table-cell office:value-type="float" office:value="24826">
            <text:p>24826</text:p>
          </table:table-cell>
          <table:table-cell office:value-type="float" office:value="28.5">
            <text:p>28.5</text:p>
          </table:table-cell>
          <table:table-cell office:value-type="float" office:value="-273.625">
            <text:p>-273.625</text:p>
          </table:table-cell>
          <table:table-cell office:value-type="float" office:value="63.875">
            <text:p>63.875</text:p>
          </table:table-cell>
          <table:table-cell office:value-type="float" office:value="0.0028009828009828">
            <text:p>0.0028009828</text:p>
          </table:table-cell>
          <table:table-cell office:value-type="float" office:value="-0.0182319429637527">
            <text:p>-0.018231943</text:p>
          </table:table-cell>
          <table:table-cell office:value-type="float" office:value="0.00257290743575284">
            <text:p>0.0025729074</text:p>
          </table:table-cell>
          <table:table-cell office:value-type="float" office:value="1.00981881699256">
            <text:p>1.009818817</text:p>
          </table:table-cell>
          <table:table-cell office:value-type="float" office:value="0.936839710965563">
            <text:p>0.936839711</text:p>
          </table:table-cell>
          <table:table-cell office:value-type="float" office:value="1.00901815093637">
            <text:p>1.00901815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07">
            <text:p>407</text:p>
          </table:table-cell>
          <table:table-cell office:value-type="float" office:value="288">
            <text:p>288</text:p>
          </table:table-cell>
          <table:table-cell office:value-type="float" office:value="600">
            <text:p>600</text:p>
          </table:table-cell>
          <table:table-cell office:value-type="float" office:value="10520">
            <text:p>10520</text:p>
          </table:table-cell>
          <table:table-cell office:value-type="float" office:value="15905">
            <text:p>15905</text:p>
          </table:table-cell>
          <table:table-cell office:value-type="float" office:value="27071">
            <text:p>27071</text:p>
          </table:table-cell>
          <table:table-cell office:value-type="float" office:value="-416.5">
            <text:p>-416.5</text:p>
          </table:table-cell>
          <table:table-cell office:value-type="float" office:value="-145">
            <text:p>-145</text:p>
          </table:table-cell>
          <table:table-cell office:value-type="float" office:value="-216.375">
            <text:p>-216.375</text:p>
          </table:table-cell>
          <table:table-cell office:value-type="float" office:value="-0.0395912547528517">
            <text:p>-0.0395912548</text:p>
          </table:table-cell>
          <table:table-cell office:value-type="float" office:value="-0.009116629990569">
            <text:p>-0.00911663</text:p>
          </table:table-cell>
          <table:table-cell office:value-type="float" office:value="-0.00799287059953456">
            <text:p>-0.0079928706</text:p>
          </table:table-cell>
          <table:table-cell office:value-type="float" office:value="0.864502844572713">
            <text:p>0.8645028446</text:p>
          </table:table-cell>
          <table:table-cell office:value-type="float" office:value="0.968254696400083">
            <text:p>0.9682546964</text:p>
          </table:table-cell>
          <table:table-cell office:value-type="float" office:value="0.972150169423254">
            <text:p>0.9721501694</text:p>
          </table:table-cell>
          <table:table-cell office:value-type="float" office:value="-17.1586761388789">
            <text:p>-17.15867613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26">
            <text:p>626</text:p>
          </table:table-cell>
          <table:table-cell office:value-type="float" office:value="312">
            <text:p>312</text:p>
          </table:table-cell>
          <table:table-cell office:value-type="float" office:value="626">
            <text:p>626</text:p>
          </table:table-cell>
          <table:table-cell office:value-type="float" office:value="10912">
            <text:p>10912</text:p>
          </table:table-cell>
          <table:table-cell office:value-type="float" office:value="15732">
            <text:p>15732</text:p>
          </table:table-cell>
          <table:table-cell office:value-type="float" office:value="26367">
            <text:p>26367</text:p>
          </table:table-cell>
          <table:table-cell office:value-type="float" office:value="-470.75">
            <text:p>-470.75</text:p>
          </table:table-cell>
          <table:table-cell office:value-type="float" office:value="575">
            <text:p>575</text:p>
          </table:table-cell>
          <table:table-cell office:value-type="float" office:value="-293.375">
            <text:p>-293.375</text:p>
          </table:table-cell>
          <table:table-cell office:value-type="float" office:value="-0.0431405791788856">
            <text:p>-0.0431405792</text:p>
          </table:table-cell>
          <table:table-cell office:value-type="float" office:value="0.0365497076023392">
            <text:p>0.0365497076</text:p>
          </table:table-cell>
          <table:table-cell office:value-type="float" office:value="-0.0111265976409906">
            <text:p>-0.0111265976</text:p>
          </table:table-cell>
          <table:table-cell office:value-type="float" office:value="0.852655747634804">
            <text:p>0.8526557476</text:p>
          </table:table-cell>
          <table:table-cell office:value-type="float" office:value="1.13054230361479">
            <text:p>1.1305423036</text:p>
          </table:table-cell>
          <table:table-cell office:value-type="float" office:value="0.961299558559659">
            <text:p>0.9612995586</text:p>
          </table:table-cell>
          <table:table-cell office:value-type="float" office:value="-15.7180529779025">
            <text:p>-15.7180529779</text:p>
          </table:table-cell>
          <table:table-cell office:value-type="float" office:value="19.3090069677321">
            <text:p>19.30900696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24">
            <text:p>424</text:p>
          </table:table-cell>
          <table:table-cell table:number-columns-repeated="2" office:value-type="float" office:value="619">
            <text:p>619</text:p>
          </table:table-cell>
          <table:table-cell office:value-type="float" office:value="10160">
            <text:p>10160</text:p>
          </table:table-cell>
          <table:table-cell office:value-type="float" office:value="15720">
            <text:p>15720</text:p>
          </table:table-cell>
          <table:table-cell office:value-type="float" office:value="23555">
            <text:p>23555</text:p>
          </table:table-cell>
          <table:table-cell office:value-type="float" office:value="-73.75">
            <text:p>-73.75</text:p>
          </table:table-cell>
          <table:table-cell office:value-type="float" office:value="228">
            <text:p>228</text:p>
          </table:table-cell>
          <table:table-cell office:value-type="float" office:value="-526">
            <text:p>-526</text:p>
          </table:table-cell>
          <table:table-cell office:value-type="float" office:value="-0.00725885826771654">
            <text:p>-0.0072588583</text:p>
          </table:table-cell>
          <table:table-cell office:value-type="float" office:value="0.0145038167938931">
            <text:p>0.0145038168</text:p>
          </table:table-cell>
          <table:table-cell office:value-type="float" office:value="-0.0223307153470601">
            <text:p>-0.0223307153</text:p>
          </table:table-cell>
          <table:table-cell office:value-type="float" office:value="0.97469727046876">
            <text:p>0.9746972705</text:p>
          </table:table-cell>
          <table:table-cell office:value-type="float" office:value="1.05117566575374">
            <text:p>1.0511756658</text:p>
          </table:table-cell>
          <table:table-cell office:value-type="float" office:value="0.922819871547196">
            <text:p>0.9228198715</text:p>
          </table:table-cell>
          <table:table-cell table:number-columns-repeated="2" office:value-type="float" office:value="0">
            <text:p>0</text:p>
          </table:table-cell>
          <table:table-cell office:value-type="float" office:value="-30.692201468255">
            <text:p>-30.692201468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3">
            <text:p>3</text:p>
          </table:table-cell>
          <table:table-cell office:value-type="float" office:value="321">
            <text:p>321</text:p>
          </table:table-cell>
          <table:table-cell office:value-type="float" office:value="443">
            <text:p>443</text:p>
          </table:table-cell>
          <table:table-cell office:value-type="float" office:value="321">
            <text:p>321</text:p>
          </table:table-cell>
          <table:table-cell office:value-type="float" office:value="10976">
            <text:p>10976</text:p>
          </table:table-cell>
          <table:table-cell office:value-type="float" office:value="15262">
            <text:p>15262</text:p>
          </table:table-cell>
          <table:table-cell office:value-type="float" office:value="23976">
            <text:p>23976</text:p>
          </table:table-cell>
          <table:table-cell office:value-type="float" office:value="304.875">
            <text:p>304.875</text:p>
          </table:table-cell>
          <table:table-cell office:value-type="float" office:value="651.25">
            <text:p>651.25</text:p>
          </table:table-cell>
          <table:table-cell office:value-type="float" office:value="1701">
            <text:p>1701</text:p>
          </table:table-cell>
          <table:table-cell office:value-type="float" office:value="0.0277765123906706">
            <text:p>0.0277765124</text:p>
          </table:table-cell>
          <table:table-cell office:value-type="float" office:value="0.0426713405844581">
            <text:p>0.0426713406</text:p>
          </table:table-cell>
          <table:table-cell office:value-type="float" office:value="0.0709459459459459">
            <text:p>0.0709459459</text:p>
          </table:table-cell>
          <table:table-cell office:value-type="float" office:value="1.0987300012629">
            <text:p>1.0987300013</text:p>
          </table:table-cell>
          <table:table-cell office:value-type="float" office:value="1.15291854492786">
            <text:p>1.1529185449</text:p>
          </table:table-cell>
          <table:table-cell office:value-type="float" office:value="1.25817613221329">
            <text:p>1.2581761322</text:p>
          </table:table-cell>
          <table:table-cell office:value-type="float" office:value="25.2994263272874">
            <text:p>25.2994263273</text:p>
          </table:table-cell>
          <table:table-cell office:value-type="float" office:value="16.58801761738">
            <text:p>16.5880176174</text:p>
          </table:table-cell>
          <table:table-cell office:value-type="float" office:value="10.1126892856572">
            <text:p>10.1126892857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31">
            <text:p>331</text:p>
          </table:table-cell>
          <table:table-cell office:value-type="float" office:value="9400">
            <text:p>9400</text:p>
          </table:table-cell>
          <table:table-cell office:value-type="float" office:value="15732">
            <text:p>15732</text:p>
          </table:table-cell>
          <table:table-cell office:value-type="float" office:value="25380">
            <text:p>25380</text:p>
          </table:table-cell>
          <table:table-cell office:value-type="float" office:value="-420.625">
            <text:p>-420.625</text:p>
          </table:table-cell>
          <table:table-cell office:value-type="float" office:value="575">
            <text:p>575</text:p>
          </table:table-cell>
          <table:table-cell office:value-type="float" office:value="1316.25">
            <text:p>1316.25</text:p>
          </table:table-cell>
          <table:table-cell office:value-type="float" office:value="-0.0447473404255319">
            <text:p>-0.0447473404</text:p>
          </table:table-cell>
          <table:table-cell office:value-type="float" office:value="0.0365497076023392">
            <text:p>0.0365497076</text:p>
          </table:table-cell>
          <table:table-cell office:value-type="float" office:value="0.0518617021276596">
            <text:p>0.0518617021</text:p>
          </table:table-cell>
          <table:table-cell office:value-type="float" office:value="0.847308864481949">
            <text:p>0.8473088645</text:p>
          </table:table-cell>
          <table:table-cell office:value-type="float" office:value="1.13054230361479">
            <text:p>1.1305423036</text:p>
          </table:table-cell>
          <table:table-cell office:value-type="float" office:value="1.18678764429606">
            <text:p>1.1867876443</text:p>
          </table:table-cell>
          <table:table-cell office:value-type="float" office:value="-15.1410252638856">
            <text:p>-15.1410252639</text:p>
          </table:table-cell>
          <table:table-cell office:value-type="float" office:value="19.3090069677321">
            <text:p>19.3090069677</text:p>
          </table:table-cell>
          <table:table-cell office:value-type="float" office:value="13.7089526412061">
            <text:p>13.7089526412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3">
            <text:p>3</text:p>
          </table:table-cell>
          <table:table-cell office:value-type="float" office:value="293">
            <text:p>293</text:p>
          </table:table-cell>
          <table:table-cell office:value-type="float" office:value="417">
            <text:p>417</text:p>
          </table:table-cell>
          <table:table-cell office:value-type="float" office:value="293">
            <text:p>293</text:p>
          </table:table-cell>
          <table:table-cell office:value-type="float" office:value="9500">
            <text:p>9500</text:p>
          </table:table-cell>
          <table:table-cell office:value-type="float" office:value="15892">
            <text:p>15892</text:p>
          </table:table-cell>
          <table:table-cell office:value-type="float" office:value="25650">
            <text:p>25650</text:p>
          </table:table-cell>
          <table:table-cell office:value-type="float" office:value="-264.375">
            <text:p>-264.375</text:p>
          </table:table-cell>
          <table:table-cell office:value-type="float" office:value="554.625">
            <text:p>554.625</text:p>
          </table:table-cell>
          <table:table-cell office:value-type="float" office:value="1390.5">
            <text:p>1390.5</text:p>
          </table:table-cell>
          <table:table-cell office:value-type="float" office:value="-0.0278289473684211">
            <text:p>-0.0278289474</text:p>
          </table:table-cell>
          <table:table-cell office:value-type="float" office:value="0.0348996350364964">
            <text:p>0.034899635</text:p>
          </table:table-cell>
          <table:table-cell office:value-type="float" office:value="0.0542105263157895">
            <text:p>0.0542105263</text:p>
          </table:table-cell>
          <table:table-cell office:value-type="float" office:value="0.90411660682133">
            <text:p>0.9041166068</text:p>
          </table:table-cell>
          <table:table-cell office:value-type="float" office:value="1.12453597229807">
            <text:p>1.1245359723</text:p>
          </table:table-cell>
          <table:table-cell office:value-type="float" office:value="1.1954968531856">
            <text:p>1.1954968532</text:p>
          </table:table-cell>
          <table:table-cell office:value-type="float" office:value="-24.559212594786">
            <text:p>-24.5592125948</text:p>
          </table:table-cell>
          <table:table-cell office:value-type="float" office:value="20.2057505549431">
            <text:p>20.2057505549</text:p>
          </table:table-cell>
          <table:table-cell office:value-type="float" office:value="13.1297344634041">
            <text:p>13.1297344634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75">
            <text:p>275</text:p>
          </table:table-cell>
          <table:table-cell office:value-type="float" office:value="10040">
            <text:p>10040</text:p>
          </table:table-cell>
          <table:table-cell office:value-type="float" office:value="16064">
            <text:p>16064</text:p>
          </table:table-cell>
          <table:table-cell office:value-type="float" office:value="27108">
            <text:p>27108</text:p>
          </table:table-cell>
          <table:table-cell office:value-type="float" office:value="-107.25">
            <text:p>-107.25</text:p>
          </table:table-cell>
          <table:table-cell office:value-type="float" office:value="980">
            <text:p>980</text:p>
          </table:table-cell>
          <table:table-cell office:value-type="float" office:value="1653.75">
            <text:p>1653.75</text:p>
          </table:table-cell>
          <table:table-cell office:value-type="float" office:value="-0.0106822709163347">
            <text:p>-0.0106822709</text:p>
          </table:table-cell>
          <table:table-cell table:number-columns-repeated="2" office:value-type="float" office:value="0.0610059760956175">
            <text:p>0.0610059761</text:p>
          </table:table-cell>
          <table:table-cell office:value-type="float" office:value="0.962835709180211">
            <text:p>0.9628357092</text:p>
          </table:table-cell>
          <table:table-cell table:number-columns-repeated="2" office:value-type="float" office:value="1.22081550540864">
            <text:p>1.2208155054</text:p>
          </table:table-cell>
          <table:table-cell office:value-type="float" office:value="0">
            <text:p>0</text:p>
          </table:table-cell>
          <table:table-cell table:number-columns-repeated="2" office:value-type="float" office:value="11.7051086705535">
            <text:p>11.7051086706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3">
            <text:p>3</text:p>
          </table:table-cell>
          <table:table-cell office:value-type="float" office:value="435">
            <text:p>435</text:p>
          </table:table-cell>
          <table:table-cell table:number-columns-repeated="2" office:value-type="float" office:value="310">
            <text:p>310</text:p>
          </table:table-cell>
          <table:table-cell office:value-type="float" office:value="11572">
            <text:p>11572</text:p>
          </table:table-cell>
          <table:table-cell office:value-type="float" office:value="18204">
            <text:p>18204</text:p>
          </table:table-cell>
          <table:table-cell office:value-type="float" office:value="32130">
            <text:p>32130</text:p>
          </table:table-cell>
          <table:table-cell office:value-type="float" office:value="230.25">
            <text:p>230.25</text:p>
          </table:table-cell>
          <table:table-cell office:value-type="float" office:value="1291.5">
            <text:p>1291.5</text:p>
          </table:table-cell>
          <table:table-cell office:value-type="float" office:value="1377">
            <text:p>1377</text:p>
          </table:table-cell>
          <table:table-cell office:value-type="float" office:value="0.0198971655720705">
            <text:p>0.0198971656</text:p>
          </table:table-cell>
          <table:table-cell office:value-type="float" office:value="0.0709459459459459">
            <text:p>0.0709459459</text:p>
          </table:table-cell>
          <table:table-cell office:value-type="float" office:value="0.0428571428571429">
            <text:p>0.0428571429</text:p>
          </table:table-cell>
          <table:table-cell office:value-type="float" office:value="1.07041603800994">
            <text:p>1.070416038</text:p>
          </table:table-cell>
          <table:table-cell office:value-type="float" office:value="1.25817613221329">
            <text:p>1.2581761322</text:p>
          </table:table-cell>
          <table:table-cell office:value-type="float" office:value="1.1536">
            <text:p>1.1536</text:p>
          </table:table-cell>
          <table:table-cell office:value-type="float" office:value="0">
            <text:p>0</text:p>
          </table:table-cell>
          <table:table-cell office:value-type="float" office:value="10.1126892856572">
            <text:p>10.1126892857</text:p>
          </table:table-cell>
          <table:table-cell office:value-type="float" office:value="16.5175839272941">
            <text:p>16.5175839273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20">
            <text:p>320</text:p>
          </table:table-cell>
          <table:table-cell office:value-type="float" office:value="11700">
            <text:p>11700</text:p>
          </table:table-cell>
          <table:table-cell office:value-type="float" office:value="18720">
            <text:p>18720</text:p>
          </table:table-cell>
          <table:table-cell office:value-type="float" office:value="31590">
            <text:p>31590</text:p>
          </table:table-cell>
          <table:table-cell office:value-type="float" office:value="570">
            <text:p>570</text:p>
          </table:table-cell>
          <table:table-cell office:value-type="float" office:value="912">
            <text:p>912</text:p>
          </table:table-cell>
          <table:table-cell office:value-type="float" office:value="1539">
            <text:p>1539</text:p>
          </table:table-cell>
          <table:table-cell table:number-columns-repeated="3" office:value-type="float" office:value="0.0487179487179487">
            <text:p>0.0487179487</text:p>
          </table:table-cell>
          <table:table-cell table:number-columns-repeated="3" office:value-type="float" office:value="1.1751647600263">
            <text:p>1.17516476</text:p>
          </table:table-cell>
          <table:table-cell table:number-columns-repeated="3" office:value-type="float" office:value="14.5715839511465">
            <text:p>14.5715839511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22">
            <text:p>322</text:p>
          </table:table-cell>
          <table:table-cell office:value-type="float" office:value="11040">
            <text:p>11040</text:p>
          </table:table-cell>
          <table:table-cell office:value-type="float" office:value="18400">
            <text:p>18400</text:p>
          </table:table-cell>
          <table:table-cell office:value-type="float" office:value="33264">
            <text:p>33264</text:p>
          </table:table-cell>
          <table:table-cell office:value-type="float" office:value="596.25">
            <text:p>596.25</text:p>
          </table:table-cell>
          <table:table-cell office:value-type="float" office:value="993.75">
            <text:p>993.75</text:p>
          </table:table-cell>
          <table:table-cell office:value-type="float" office:value="1343.25">
            <text:p>1343.25</text:p>
          </table:table-cell>
          <table:table-cell table:number-columns-repeated="2" office:value-type="float" office:value="0.054008152173913">
            <text:p>0.0540081522</text:p>
          </table:table-cell>
          <table:table-cell office:value-type="float" office:value="0.0403814935064935">
            <text:p>0.0403814935</text:p>
          </table:table-cell>
          <table:table-cell table:number-columns-repeated="2" office:value-type="float" office:value="1.19474561839113">
            <text:p>1.1947456184</text:p>
          </table:table-cell>
          <table:table-cell office:value-type="float" office:value="1.14453133070764">
            <text:p>1.1445313307</text:p>
          </table:table-cell>
          <table:table-cell table:number-columns-repeated="2" office:value-type="float" office:value="13.1776568055056">
            <text:p>13.1776568055</text:p>
          </table:table-cell>
          <table:table-cell office:value-type="float" office:value="17.5092583741943">
            <text:p>17.5092583742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3">
            <text:p>3</text:p>
          </table:table-cell>
          <table:table-cell office:value-type="float" office:value="337">
            <text:p>337</text:p>
          </table:table-cell>
          <table:table-cell office:value-type="float" office:value="673">
            <text:p>673</text:p>
          </table:table-cell>
          <table:table-cell office:value-type="float" office:value="337">
            <text:p>337</text:p>
          </table:table-cell>
          <table:table-cell office:value-type="float" office:value="12260">
            <text:p>12260</text:p>
          </table:table-cell>
          <table:table-cell office:value-type="float" office:value="19836">
            <text:p>19836</text:p>
          </table:table-cell>
          <table:table-cell office:value-type="float" office:value="33102">
            <text:p>33102</text:p>
          </table:table-cell>
          <table:table-cell office:value-type="float" office:value="110">
            <text:p>110</text:p>
          </table:table-cell>
          <table:table-cell office:value-type="float" office:value="513">
            <text:p>513</text:p>
          </table:table-cell>
          <table:table-cell office:value-type="float" office:value="297">
            <text:p>297</text:p>
          </table:table-cell>
          <table:table-cell office:value-type="float" office:value="0.00897226753670473">
            <text:p>0.0089722675</text:p>
          </table:table-cell>
          <table:table-cell office:value-type="float" office:value="0.0258620689655172">
            <text:p>0.025862069</text:p>
          </table:table-cell>
          <table:table-cell office:value-type="float" office:value="0.00897226753670473">
            <text:p>0.0089722675</text:p>
          </table:table-cell>
          <table:table-cell office:value-type="float" office:value="1.03156071948458">
            <text:p>1.0315607195</text:p>
          </table:table-cell>
          <table:table-cell office:value-type="float" office:value="1.09182818073722">
            <text:p>1.0918281807</text:p>
          </table:table-cell>
          <table:table-cell office:value-type="float" office:value="1.03156071948458">
            <text:p>1.0315607195</text:p>
          </table:table-cell>
          <table:table-cell office:value-type="float" office:value="0">
            <text:p>0</text:p>
          </table:table-cell>
          <table:table-cell office:value-type="float" office:value="27.1467897265985">
            <text:p>27.14678972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42">
            <text:p>342</text:p>
          </table:table-cell>
          <table:table-cell office:value-type="float" office:value="12960">
            <text:p>12960</text:p>
          </table:table-cell>
          <table:table-cell office:value-type="float" office:value="21620">
            <text:p>21620</text:p>
          </table:table-cell>
          <table:table-cell office:value-type="float" office:value="36890">
            <text:p>36890</text:p>
          </table:table-cell>
          <table:table-cell office:value-type="float" office:value="-17.5">
            <text:p>-17.5</text:p>
          </table:table-cell>
          <table:table-cell office:value-type="float" office:value="1121.25">
            <text:p>1121.25</text:p>
          </table:table-cell>
          <table:table-cell office:value-type="float" office:value="1581">
            <text:p>1581</text:p>
          </table:table-cell>
          <table:table-cell office:value-type="float" office:value="-0.00135030864197531">
            <text:p>-0.0013503086</text:p>
          </table:table-cell>
          <table:table-cell office:value-type="float" office:value="0.0518617021276596">
            <text:p>0.0518617021</text:p>
          </table:table-cell>
          <table:table-cell office:value-type="float" office:value="0.0428571428571429">
            <text:p>0.0428571429</text:p>
          </table:table-cell>
          <table:table-cell office:value-type="float" office:value="0.995277493486606">
            <text:p>0.9952774935</text:p>
          </table:table-cell>
          <table:table-cell office:value-type="float" office:value="1.18678764429606">
            <text:p>1.1867876443</text:p>
          </table:table-cell>
          <table:table-cell office:value-type="float" office:value="1.1536">
            <text:p>1.1536</text:p>
          </table:table-cell>
          <table:table-cell office:value-type="float" office:value="0">
            <text:p>0</text:p>
          </table:table-cell>
          <table:table-cell office:value-type="float" office:value="13.7089526412061">
            <text:p>13.7089526412</text:p>
          </table:table-cell>
          <table:table-cell office:value-type="float" office:value="16.5175839272941">
            <text:p>16.5175839273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75">
            <text:p>475</text:p>
          </table:table-cell>
          <table:table-cell office:value-type="float" office:value="343">
            <text:p>343</text:p>
          </table:table-cell>
          <table:table-cell office:value-type="float" office:value="13772">
            <text:p>13772</text:p>
          </table:table-cell>
          <table:table-cell office:value-type="float" office:value="21910">
            <text:p>21910</text:p>
          </table:table-cell>
          <table:table-cell office:value-type="float" office:value="37692">
            <text:p>37692</text:p>
          </table:table-cell>
          <table:table-cell office:value-type="float" office:value="671">
            <text:p>671</text:p>
          </table:table-cell>
          <table:table-cell office:value-type="float" office:value="1067.5">
            <text:p>1067.5</text:p>
          </table:table-cell>
          <table:table-cell office:value-type="float" office:value="-304.25">
            <text:p>-304.25</text:p>
          </table:table-cell>
          <table:table-cell table:number-columns-repeated="2" office:value-type="float" office:value="0.0487220447284345">
            <text:p>0.0487220447</text:p>
          </table:table-cell>
          <table:table-cell office:value-type="float" office:value="-0.00807200466942587">
            <text:p>-0.0080720047</text:p>
          </table:table-cell>
          <table:table-cell table:number-columns-repeated="2" office:value-type="float" office:value="1.17517987832886">
            <text:p>1.1751798783</text:p>
          </table:table-cell>
          <table:table-cell office:value-type="float" office:value="0.971875691885401">
            <text:p>0.9718756919</text:p>
          </table:table-cell>
          <table:table-cell table:number-columns-repeated="2" office:value-type="float" office:value="14.5703876130914">
            <text:p>14.57038761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43">
            <text:p>343</text:p>
          </table:table-cell>
          <table:table-cell office:value-type="float" office:value="13480">
            <text:p>13480</text:p>
          </table:table-cell>
          <table:table-cell office:value-type="float" office:value="22916">
            <text:p>22916</text:p>
          </table:table-cell>
          <table:table-cell office:value-type="float" office:value="38192">
            <text:p>38192</text:p>
          </table:table-cell>
          <table:table-cell office:value-type="float" office:value="-2.75">
            <text:p>-2.75</text:p>
          </table:table-cell>
          <table:table-cell office:value-type="float" office:value="-4.625">
            <text:p>-4.625</text:p>
          </table:table-cell>
          <table:table-cell office:value-type="float" office:value="1542.25">
            <text:p>1542.25</text:p>
          </table:table-cell>
          <table:table-cell office:value-type="float" office:value="-0.000204005934718101">
            <text:p>-0.0002040059</text:p>
          </table:table-cell>
          <table:table-cell office:value-type="float" office:value="-0.000201824053063362">
            <text:p>-0.0002018241</text:p>
          </table:table-cell>
          <table:table-cell office:value-type="float" office:value="0.0403814935064935">
            <text:p>0.0403814935</text:p>
          </table:table-cell>
          <table:table-cell office:value-type="float" office:value="0.999286060800593">
            <text:p>0.9992860608</text:p>
          </table:table-cell>
          <table:table-cell office:value-type="float" office:value="0.999293695650857">
            <text:p>0.9992936957</text:p>
          </table:table-cell>
          <table:table-cell office:value-type="float" office:value="1.14453133070764">
            <text:p>1.1445313307</text:p>
          </table:table-cell>
          <table:table-cell table:number-columns-repeated="2" office:value-type="float" office:value="0">
            <text:p>0</text:p>
          </table:table-cell>
          <table:table-cell office:value-type="float" office:value="17.5092583741943">
            <text:p>17.5092583742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90">
            <text:p>390</text:p>
          </table:table-cell>
          <table:table-cell office:value-type="float" office:value="10920">
            <text:p>10920</text:p>
          </table:table-cell>
          <table:table-cell office:value-type="float" office:value="22015">
            <text:p>22015</text:p>
          </table:table-cell>
          <table:table-cell office:value-type="float" office:value="38675">
            <text:p>38675</text:p>
          </table:table-cell>
          <table:table-cell office:value-type="float" office:value="226.125">
            <text:p>226.125</text:p>
          </table:table-cell>
          <table:table-cell office:value-type="float" office:value="943.5">
            <text:p>943.5</text:p>
          </table:table-cell>
          <table:table-cell office:value-type="float" office:value="1657.5">
            <text:p>1657.5</text:p>
          </table:table-cell>
          <table:table-cell office:value-type="float" office:value="0.0207074175824176">
            <text:p>0.0207074176</text:p>
          </table:table-cell>
          <table:table-cell table:number-columns-repeated="2" office:value-type="float" office:value="0.0428571428571429">
            <text:p>0.0428571429</text:p>
          </table:table-cell>
          <table:table-cell office:value-type="float" office:value="1.07331640393861">
            <text:p>1.0733164039</text:p>
          </table:table-cell>
          <table:table-cell table:number-columns-repeated="2" office:value-type="float" office:value="1.1536">
            <text:p>1.1536</text:p>
          </table:table-cell>
          <table:table-cell office:value-type="float" office:value="33.8187659887897">
            <text:p>33.8187659888</text:p>
          </table:table-cell>
          <table:table-cell table:number-columns-repeated="2" office:value-type="float" office:value="16.5175839272941">
            <text:p>16.5175839273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3">
            <text:p>3</text:p>
          </table:table-cell>
          <table:table-cell office:value-type="float" office:value="410">
            <text:p>410</text:p>
          </table:table-cell>
          <table:table-cell office:value-type="float" office:value="770">
            <text:p>770</text:p>
          </table:table-cell>
          <table:table-cell office:value-type="float" office:value="410">
            <text:p>410</text:p>
          </table:table-cell>
          <table:table-cell office:value-type="float" office:value="11760">
            <text:p>11760</text:p>
          </table:table-cell>
          <table:table-cell office:value-type="float" office:value="22914">
            <text:p>22914</text:p>
          </table:table-cell>
          <table:table-cell office:value-type="float" office:value="40176">
            <text:p>40176</text:p>
          </table:table-cell>
          <table:table-cell office:value-type="float" office:value="209.875">
            <text:p>209.875</text:p>
          </table:table-cell>
          <table:table-cell office:value-type="float" office:value="691">
            <text:p>691</text:p>
          </table:table-cell>
          <table:table-cell office:value-type="float" office:value="-54.25">
            <text:p>-54.25</text:p>
          </table:table-cell>
          <table:table-cell office:value-type="float" office:value="0.0178465136054422">
            <text:p>0.0178465136</text:p>
          </table:table-cell>
          <table:table-cell office:value-type="float" office:value="0.0301562363620494">
            <text:p>0.0301562364</text:p>
          </table:table-cell>
          <table:table-cell office:value-type="float" office:value="-0.00135030864197531">
            <text:p>-0.0013503086</text:p>
          </table:table-cell>
          <table:table-cell office:value-type="float" office:value="1.06308705379287">
            <text:p>1.0630870538</text:p>
          </table:table-cell>
          <table:table-cell office:value-type="float" office:value="1.10732924850656">
            <text:p>1.1073292485</text:p>
          </table:table-cell>
          <table:table-cell office:value-type="float" office:value="0.995277493486606">
            <text:p>0.9952774935</text:p>
          </table:table-cell>
          <table:table-cell office:value-type="float" office:value="0">
            <text:p>0</text:p>
          </table:table-cell>
          <table:table-cell office:value-type="float" office:value="23.3300593457103">
            <text:p>23.33005934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368">
            <text:p>368</text:p>
          </table:table-cell>
          <table:table-cell office:value-type="float" office:value="508">
            <text:p>508</text:p>
          </table:table-cell>
          <table:table-cell office:value-type="float" office:value="368">
            <text:p>368</text:p>
          </table:table-cell>
          <table:table-cell office:value-type="float" office:value="10799">
            <text:p>10799</text:p>
          </table:table-cell>
          <table:table-cell office:value-type="float" office:value="23426">
            <text:p>23426</text:p>
          </table:table-cell>
          <table:table-cell office:value-type="float" office:value="43276">
            <text:p>43276</text:p>
          </table:table-cell>
          <table:table-cell office:value-type="float" office:value="43.5">
            <text:p>43.5</text:p>
          </table:table-cell>
          <table:table-cell office:value-type="float" office:value="183.875">
            <text:p>183.875</text:p>
          </table:table-cell>
          <table:table-cell office:value-type="float" office:value="42.375">
            <text:p>42.375</text:p>
          </table:table-cell>
          <table:table-cell office:value-type="float" office:value="0.00402815075469951">
            <text:p>0.0040281508</text:p>
          </table:table-cell>
          <table:table-cell office:value-type="float" office:value="0.00784918466660975">
            <text:p>0.0078491847</text:p>
          </table:table-cell>
          <table:table-cell office:value-type="float" office:value="0.000979180146039375">
            <text:p>0.0009791801</text:p>
          </table:table-cell>
          <table:table-cell office:value-type="float" office:value="1.01413033059851">
            <text:p>1.0141303306</text:p>
          </table:table-cell>
          <table:table-cell office:value-type="float" office:value="1.027592901345">
            <text:p>1.0275929013</text:p>
          </table:table-cell>
          <table:table-cell office:value-type="float" office:value="1.0034290097469">
            <text:p>1.003429009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44">
            <text:p>444</text:p>
          </table:table-cell>
          <table:table-cell office:value-type="float" office:value="587">
            <text:p>587</text:p>
          </table:table-cell>
          <table:table-cell office:value-type="float" office:value="444">
            <text:p>444</text:p>
          </table:table-cell>
          <table:table-cell office:value-type="float" office:value="12298">
            <text:p>12298</text:p>
          </table:table-cell>
          <table:table-cell office:value-type="float" office:value="24003">
            <text:p>24003</text:p>
          </table:table-cell>
          <table:table-cell office:value-type="float" office:value="41788">
            <text:p>41788</text:p>
          </table:table-cell>
          <table:table-cell office:value-type="float" office:value="497.375">
            <text:p>497.375</text:p>
          </table:table-cell>
          <table:table-cell office:value-type="float" office:value="665.125">
            <text:p>665.125</text:p>
          </table:table-cell>
          <table:table-cell office:value-type="float" office:value="809.875">
            <text:p>809.875</text:p>
          </table:table-cell>
          <table:table-cell office:value-type="float" office:value="0.0404435680598471">
            <text:p>0.0404435681</text:p>
          </table:table-cell>
          <table:table-cell office:value-type="float" office:value="0.0277100779069283">
            <text:p>0.0277100779</text:p>
          </table:table-cell>
          <table:table-cell office:value-type="float" office:value="0.0193805637982196">
            <text:p>0.0193805638</text:p>
          </table:table-cell>
          <table:table-cell office:value-type="float" office:value="1.14475842531639">
            <text:p>1.1447584253</text:p>
          </table:table-cell>
          <table:table-cell office:value-type="float" office:value="1.09849025557276">
            <text:p>1.0984902556</text:p>
          </table:table-cell>
          <table:table-cell office:value-type="float" office:value="1.06856816154992">
            <text:p>1.0685681615</text:p>
          </table:table-cell>
          <table:table-cell office:value-type="float" office:value="17.4829093809502">
            <text:p>17.482909381</text:p>
          </table:table-cell>
          <table:table-cell office:value-type="float" office:value="25.3592579340592">
            <text:p>25.35925793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70">
            <text:p>470</text:p>
          </table:table-cell>
          <table:table-cell office:value-type="float" office:value="14069">
            <text:p>14069</text:p>
          </table:table-cell>
          <table:table-cell office:value-type="float" office:value="24621">
            <text:p>24621</text:p>
          </table:table-cell>
          <table:table-cell office:value-type="float" office:value="42120">
            <text:p>42120</text:p>
          </table:table-cell>
          <table:table-cell office:value-type="float" office:value="994.25">
            <text:p>994.25</text:p>
          </table:table-cell>
          <table:table-cell office:value-type="float" office:value="1740">
            <text:p>1740</text:p>
          </table:table-cell>
          <table:table-cell office:value-type="float" office:value="-56.875">
            <text:p>-56.875</text:p>
          </table:table-cell>
          <table:table-cell office:value-type="float" office:value="0.0706695571824579">
            <text:p>0.0706695572</text:p>
          </table:table-cell>
          <table:table-cell office:value-type="float" office:value="0.0706713780918728">
            <text:p>0.0706713781</text:p>
          </table:table-cell>
          <table:table-cell office:value-type="float" office:value="-0.00135030864197531">
            <text:p>-0.0013503086</text:p>
          </table:table-cell>
          <table:table-cell office:value-type="float" office:value="1.25713205531084">
            <text:p>1.2571320553</text:p>
          </table:table-cell>
          <table:table-cell office:value-type="float" office:value="1.25713893293711">
            <text:p>1.2571389329</text:p>
          </table:table-cell>
          <table:table-cell office:value-type="float" office:value="0.995277493486606">
            <text:p>0.9952774935</text:p>
          </table:table-cell>
          <table:table-cell office:value-type="float" office:value="10.150914970201">
            <text:p>10.1509149702</text:p>
          </table:table-cell>
          <table:table-cell office:value-type="float" office:value="10.1506621529994">
            <text:p>10.1506621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75">
            <text:p>475</text:p>
          </table:table-cell>
          <table:table-cell office:value-type="float" office:value="14639">
            <text:p>14639</text:p>
          </table:table-cell>
          <table:table-cell office:value-type="float" office:value="25826">
            <text:p>25826</text:p>
          </table:table-cell>
          <table:table-cell office:value-type="float" office:value="45370">
            <text:p>45370</text:p>
          </table:table-cell>
          <table:table-cell office:value-type="float" office:value="845.875">
            <text:p>845.875</text:p>
          </table:table-cell>
          <table:table-cell office:value-type="float" office:value="-108.75">
            <text:p>-108.75</text:p>
          </table:table-cell>
          <table:table-cell office:value-type="float" office:value="-191.125">
            <text:p>-191.125</text:p>
          </table:table-cell>
          <table:table-cell office:value-type="float" office:value="0.0577822938725323">
            <text:p>0.0577822939</text:p>
          </table:table-cell>
          <table:table-cell office:value-type="float" office:value="-0.00421087276388136">
            <text:p>-0.0042108728</text:p>
          </table:table-cell>
          <table:table-cell office:value-type="float" office:value="-0.00421258540886048">
            <text:p>-0.0042125854</text:p>
          </table:table-cell>
          <table:table-cell office:value-type="float" office:value="1.2087820637848">
            <text:p>1.2087820638</text:p>
          </table:table-cell>
          <table:table-cell office:value-type="float" office:value="0.985296698967305">
            <text:p>0.985296699</text:p>
          </table:table-cell>
          <table:table-cell office:value-type="float" office:value="0.985290732985609">
            <text:p>0.985290733</text:p>
          </table:table-cell>
          <table:table-cell office:value-type="float" office:value="12.3391694842553">
            <text:p>12.339169484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502">
            <text:p>502</text:p>
          </table:table-cell>
          <table:table-cell office:value-type="float" office:value="14308">
            <text:p>14308</text:p>
          </table:table-cell>
          <table:table-cell office:value-type="float" office:value="25040">
            <text:p>25040</text:p>
          </table:table-cell>
          <table:table-cell office:value-type="float" office:value="43810">
            <text:p>43810</text:p>
          </table:table-cell>
          <table:table-cell office:value-type="float" office:value="1119">
            <text:p>1119</text:p>
          </table:table-cell>
          <table:table-cell office:value-type="float" office:value="2355.33333333333">
            <text:p>2355.3333333333</text:p>
          </table:table-cell>
          <table:table-cell office:value-type="float" office:value="-141.75">
            <text:p>-141.75</text:p>
          </table:table-cell>
          <table:table-cell office:value-type="float" office:value="0.0782079955269779">
            <text:p>0.0782079955</text:p>
          </table:table-cell>
          <table:table-cell office:value-type="float" office:value="0.094062832800852">
            <text:p>0.0940628328</text:p>
          </table:table-cell>
          <table:table-cell office:value-type="float" office:value="-0.00323556265692764">
            <text:p>-0.0032355627</text:p>
          </table:table-cell>
          <table:table-cell office:value-type="float" office:value="1.28571630585054">
            <text:p>1.2857163059</text:p>
          </table:table-cell>
          <table:table-cell office:value-type="float" office:value="1.34656163517144">
            <text:p>1.3465616352</text:p>
          </table:table-cell>
          <table:table-cell office:value-type="float" office:value="0.988696049677539">
            <text:p>0.9886960497</text:p>
          </table:table-cell>
          <table:table-cell office:value-type="float" office:value="9.20509298672953">
            <text:p>9.2050929867</text:p>
          </table:table-cell>
          <table:table-cell office:value-type="float" office:value="7.71036206827594">
            <text:p>7.71036206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95">
            <text:p>595</text:p>
          </table:table-cell>
          <table:table-cell office:value-type="float" office:value="757">
            <text:p>757</text:p>
          </table:table-cell>
          <table:table-cell office:value-type="float" office:value="595">
            <text:p>595</text:p>
          </table:table-cell>
          <table:table-cell office:value-type="float" office:value="16380">
            <text:p>16380</text:p>
          </table:table-cell>
          <table:table-cell office:value-type="float" office:value="28527">
            <text:p>28527</text:p>
          </table:table-cell>
          <table:table-cell office:value-type="float" office:value="47140">
            <text:p>47140</text:p>
          </table:table-cell>
          <table:table-cell office:value-type="float" office:value="169.375">
            <text:p>169.375</text:p>
          </table:table-cell>
          <table:table-cell office:value-type="float" office:value="125.285714285714">
            <text:p>125.2857142857</text:p>
          </table:table-cell>
          <table:table-cell office:value-type="float" office:value="3178.875">
            <text:p>3178.875</text:p>
          </table:table-cell>
          <table:table-cell office:value-type="float" office:value="0.0103403540903541">
            <text:p>0.0103403541</text:p>
          </table:table-cell>
          <table:table-cell office:value-type="float" office:value="0.00439182929455303">
            <text:p>0.0043918293</text:p>
          </table:table-cell>
          <table:table-cell office:value-type="float" office:value="0.0674347687738651">
            <text:p>0.0674347688</text:p>
          </table:table-cell>
          <table:table-cell office:value-type="float" office:value="1.03640080824476">
            <text:p>1.0364008082</text:p>
          </table:table-cell>
          <table:table-cell office:value-type="float" office:value="1.01540920733346">
            <text:p>1.0154092073</text:p>
          </table:table-cell>
          <table:table-cell office:value-type="float" office:value="1.24493468886611">
            <text:p>1.2449346889</text:p>
          </table:table-cell>
          <table:table-cell table:number-columns-repeated="2" office:value-type="float" office:value="0">
            <text:p>0</text:p>
          </table:table-cell>
          <table:table-cell office:value-type="float" office:value="10.6215848022024">
            <text:p>10.6215848022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85">
            <text:p>585</text:p>
          </table:table-cell>
          <table:table-cell office:value-type="float" office:value="754">
            <text:p>754</text:p>
          </table:table-cell>
          <table:table-cell office:value-type="float" office:value="585">
            <text:p>585</text:p>
          </table:table-cell>
          <table:table-cell office:value-type="float" office:value="17640">
            <text:p>17640</text:p>
          </table:table-cell>
          <table:table-cell office:value-type="float" office:value="30414">
            <text:p>30414</text:p>
          </table:table-cell>
          <table:table-cell office:value-type="float" office:value="50960">
            <text:p>50960</text:p>
          </table:table-cell>
          <table:table-cell office:value-type="float" office:value="43.5714285714286">
            <text:p>43.5714285714</text:p>
          </table:table-cell>
          <table:table-cell office:value-type="float" office:value="-125.166666666667">
            <text:p>-125.1666666667</text:p>
          </table:table-cell>
          <table:table-cell office:value-type="float" office:value="2950.14285714286">
            <text:p>2950.1428571429</text:p>
          </table:table-cell>
          <table:table-cell office:value-type="float" office:value="0.00247003563330094">
            <text:p>0.0024700356</text:p>
          </table:table-cell>
          <table:table-cell office:value-type="float" office:value="-0.00411542929791105">
            <text:p>-0.0041154293</text:p>
          </table:table-cell>
          <table:table-cell office:value-type="float" office:value="0.057891343350527">
            <text:p>0.0578913434</text:p>
          </table:table-cell>
          <table:table-cell office:value-type="float" office:value="1.00865708282557">
            <text:p>1.0086570828</text:p>
          </table:table-cell>
          <table:table-cell office:value-type="float" office:value="0.985629193503591">
            <text:p>0.9856291935</text:p>
          </table:table-cell>
          <table:table-cell office:value-type="float" office:value="1.2091884606913">
            <text:p>1.2091884607</text:p>
          </table:table-cell>
          <table:table-cell table:number-columns-repeated="2" office:value-type="float" office:value="0">
            <text:p>0</text:p>
          </table:table-cell>
          <table:table-cell office:value-type="float" office:value="12.3165670582172">
            <text:p>12.3165670582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16">
            <text:p>616</text:p>
          </table:table-cell>
          <table:table-cell office:value-type="float" office:value="1082">
            <text:p>1082</text:p>
          </table:table-cell>
          <table:table-cell office:value-type="float" office:value="616">
            <text:p>616</text:p>
          </table:table-cell>
          <table:table-cell office:value-type="float" office:value="16844">
            <text:p>16844</text:p>
          </table:table-cell>
          <table:table-cell office:value-type="float" office:value="30370">
            <text:p>30370</text:p>
          </table:table-cell>
          <table:table-cell office:value-type="float" office:value="55076">
            <text:p>55076</text:p>
          </table:table-cell>
          <table:table-cell office:value-type="float" office:value="-199.166666666667">
            <text:p>-199.1666666667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18241906118895">
            <text:p>-0.0118241906</text:p>
          </table:table-cell>
          <table:table-cell table:number-columns-repeated="2" office:value-type="float" office:value="0">
            <text:p>0</text:p>
          </table:table-cell>
          <table:table-cell office:value-type="float" office:value="0.958889363366294">
            <text:p>0.9588893634</text:p>
          </table:table-cell>
          <table:table-cell table:number-columns-repeated="2" office:value-type="float" office:value="1.28">
            <text:p>1.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13">
            <text:p>613</text:p>
          </table:table-cell>
          <table:table-cell office:value-type="float" office:value="798">
            <text:p>798</text:p>
          </table:table-cell>
          <table:table-cell office:value-type="float" office:value="613">
            <text:p>613</text:p>
          </table:table-cell>
          <table:table-cell office:value-type="float" office:value="17957">
            <text:p>17957</text:p>
          </table:table-cell>
          <table:table-cell office:value-type="float" office:value="32449">
            <text:p>32449</text:p>
          </table:table-cell>
          <table:table-cell office:value-type="float" office:value="59525">
            <text:p>59525</text:p>
          </table:table-cell>
          <table:table-cell office:value-type="float" office:value="-95">
            <text:p>-95</text:p>
          </table:table-cell>
          <table:table-cell office:value-type="float" office:value="2434.6">
            <text:p>2434.6</text:p>
          </table:table-cell>
          <table:table-cell office:value-type="float" office:value="0">
            <text:p>0</text:p>
          </table:table-cell>
          <table:table-cell office:value-type="float" office:value="-0.00529041599376288">
            <text:p>-0.005290416</text:p>
          </table:table-cell>
          <table:table-cell office:value-type="float" office:value="0.0750285062713797">
            <text:p>0.0750285063</text:p>
          </table:table-cell>
          <table:table-cell office:value-type="float" office:value="0">
            <text:p>0</text:p>
          </table:table-cell>
          <table:table-cell office:value-type="float" office:value="0.981538401484549">
            <text:p>0.9815384015</text:p>
          </table:table-cell>
          <table:table-cell office:value-type="float" office:value="1.27363315438633">
            <text:p>1.2736331544</text:p>
          </table:table-cell>
          <table:table-cell office:value-type="float" office:value="1.28">
            <text:p>1.28</text:p>
          </table:table-cell>
          <table:table-cell office:value-type="float" office:value="0">
            <text:p>0</text:p>
          </table:table-cell>
          <table:table-cell office:value-type="float" office:value="9.58084604144676">
            <text:p>9.58084604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48">
            <text:p>648</text:p>
          </table:table-cell>
          <table:table-cell office:value-type="float" office:value="1162">
            <text:p>1162</text:p>
          </table:table-cell>
          <table:table-cell office:value-type="float" office:value="648">
            <text:p>648</text:p>
          </table:table-cell>
          <table:table-cell office:value-type="float" office:value="17479">
            <text:p>17479</text:p>
          </table:table-cell>
          <table:table-cell office:value-type="float" office:value="34488">
            <text:p>34488</text:p>
          </table:table-cell>
          <table:table-cell office:value-type="float" office:value="64333">
            <text:p>64333</text:p>
          </table:table-cell>
          <table:table-cell office:value-type="float" office:value="0">
            <text:p>0</text:p>
          </table:table-cell>
          <table:table-cell office:value-type="float" office:value="1690.5">
            <text:p>169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490170494084899">
            <text:p>0.0490170494</text:p>
          </table:table-cell>
          <table:table-cell office:value-type="float" office:value="0">
            <text:p>0</text:p>
          </table:table-cell>
          <table:table-cell office:value-type="float" office:value="0.91">
            <text:p>0.91</text:p>
          </table:table-cell>
          <table:table-cell office:value-type="float" office:value="1.17626890834983">
            <text:p>1.1762689083</text:p>
          </table:table-cell>
          <table:table-cell office:value-type="float" office:value="1.28">
            <text:p>1.28</text:p>
          </table:table-cell>
          <table:table-cell office:value-type="float" office:value="0">
            <text:p>0</text:p>
          </table:table-cell>
          <table:table-cell office:value-type="float" office:value="14.4847500928021">
            <text:p>14.48475009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table:number-columns-repeated="3" office:value-type="float" office:value="5">
            <text:p>5</text:p>
          </table:table-cell>
          <table:table-cell office:value-type="float" office:value="698">
            <text:p>698</text:p>
          </table:table-cell>
          <table:table-cell office:value-type="float" office:value="1238">
            <text:p>1238</text:p>
          </table:table-cell>
          <table:table-cell office:value-type="float" office:value="698">
            <text:p>698</text:p>
          </table:table-cell>
          <table:table-cell office:value-type="float" office:value="17014">
            <text:p>17014</text:p>
          </table:table-cell>
          <table:table-cell office:value-type="float" office:value="36426">
            <text:p>36426</text:p>
          </table:table-cell>
          <table:table-cell office:value-type="float" office:value="69530">
            <text:p>69530</text:p>
          </table:table-cell>
          <table:table-cell table:number-columns-repeated="6" office:value-type="float" office:value="0">
            <text:p>0</text:p>
          </table:table-cell>
          <table:table-cell office:value-type="float" office:value="0.91">
            <text:p>0.91</text:p>
          </table:table-cell>
          <table:table-cell office:value-type="float" office:value="0.98">
            <text:p>0.98</text:p>
          </table:table-cell>
          <table:table-cell office:value-type="float" office:value="1.28">
            <text:p>1.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5">
            <text:p>5</text:p>
          </table:table-cell>
          <table:table-cell office:value-type="float" office:value="674">
            <text:p>674</text:p>
          </table:table-cell>
          <table:table-cell office:value-type="float" office:value="889">
            <text:p>889</text:p>
          </table:table-cell>
          <table:table-cell office:value-type="float" office:value="674">
            <text:p>674</text:p>
          </table:table-cell>
          <table:table-cell office:value-type="float" office:value="16561">
            <text:p>16561</text:p>
          </table:table-cell>
          <table:table-cell office:value-type="float" office:value="38207">
            <text:p>38207</text:p>
          </table:table-cell>
          <table:table-cell office:value-type="float" office:value="75146">
            <text:p>75146</text:p>
          </table:table-cell>
          <table:table-cell table:number-columns-repeated="6" office:value-type="float" office:value="0">
            <text:p>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1.28">
            <text:p>1.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7.25">
            <text:p>137.25</text:p>
          </table:table-cell>
          <table:table-cell office:value-type="float" office:value="7027.25">
            <text:p>7027.25</text:p>
          </table:table-cell>
          <table:table-cell office:value-type="float" office:value="32877.5">
            <text:p>32877.5</text:p>
          </table:table-cell>
          <table:table-cell office:value-type="float" office:value="19.875">
            <text:p>19.875</text:p>
          </table:table-cell>
          <table:table-cell table:number-columns-repeated="3"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141">
            <text:p>1141</text:p>
          </table:table-cell>
          <table:table-cell office:value-type="float" office:value="546">
            <text:p>546</text:p>
          </table:table-cell>
          <table:table-cell office:value-type="float" office:value="16120">
            <text:p>16120</text:p>
          </table:table-cell>
          <table:table-cell office:value-type="float" office:value="40840">
            <text:p>40840</text:p>
          </table:table-cell>
          <table:table-cell office:value-type="float" office:value="81216">
            <text:p>81216</text:p>
          </table:table-cell>
          <table:table-cell table:number-columns-repeated="6" office:value-type="float" office:value="0">
            <text:p>0</text:p>
          </table:table-cell>
          <table:table-cell office:value-type="float" office:value="0.91">
            <text:p>0.91</text:p>
          </table:table-cell>
          <table:table-cell office:value-type="float" office:value="1.21">
            <text:p>1.21</text:p>
          </table:table-cell>
          <table:table-cell office:value-type="float" office:value="1.28">
            <text:p>1.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2.333333333333">
            <text:p>132.3333333333</text:p>
          </table:table-cell>
          <table:table-cell office:value-type="float" office:value="7185">
            <text:p>7185</text:p>
          </table:table-cell>
          <table:table-cell office:value-type="float" office:value="33572">
            <text:p>33572</text:p>
          </table:table-cell>
          <table:table-cell office:value-type="float" office:value="19.7033333333333">
            <text:p>19.7033333333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588">
            <text:p>588</text:p>
          </table:table-cell>
          <table:table-cell office:value-type="float" office:value="15691">
            <text:p>15691</text:p>
          </table:table-cell>
          <table:table-cell office:value-type="float" office:value="42921">
            <text:p>42921</text:p>
          </table:table-cell>
          <table:table-cell office:value-type="float" office:value="87777">
            <text:p>87777</text:p>
          </table:table-cell>
          <table:table-cell table:number-columns-repeated="6" office:value-type="float" office:value="0">
            <text:p>0</text:p>
          </table:table-cell>
          <table:table-cell office:value-type="float" office:value="0.91">
            <text:p>0.91</text:p>
          </table:table-cell>
          <table:table-cell office:value-type="float" office:value="1.15">
            <text:p>1.15</text:p>
          </table:table-cell>
          <table:table-cell office:value-type="float" office:value="1.28">
            <text:p>1.28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2" table:number-columns-repeated="2" table:default-cell-style-name="Default"/>
        <table:table-column table:style-name="co18" table:number-columns-repeated="3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0.91">
            <text:p>0.91</text:p>
          </table:table-cell>
          <table:table-cell office:value-type="float" office:value="1.15">
            <text:p>1.15</text:p>
          </table:table-cell>
          <table:table-cell office:value-type="float" office:value="1.28">
            <text:p>1.28</text:p>
          </table:table-cell>
          <table:table-cell office:value-type="float" office:value="-25">
            <text:p>-2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0.2">
            <text:p>20.2</text:p>
          </table:table-cell>
          <table:table-cell office:value-type="float" office:value="27.7">
            <text:p>27.7</text:p>
          </table:table-cell>
          <table:table-cell office:value-type="float" office:value="39.9">
            <text:p>39.9</text:p>
          </table:table-cell>
          <table:table-cell office:value-type="float" office:value="19822">
            <text:p>19822</text:p>
          </table:table-cell>
          <table:table-cell office:value-type="float" office:value="21836">
            <text:p>21836</text:p>
          </table:table-cell>
          <table:table-cell office:value-type="float" office:value="23601">
            <text:p>2360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1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13:47.99</dc:date>
    <dc:creator>Liam Widdess</dc:creator>
    <meta:editing-duration>P2DT3H30M41S</meta:editing-duration>
    <meta:editing-cycles>185</meta:editing-cycles>
    <meta:generator>OpenOffice/4.1.7$Win32 OpenOffice.org_project/417m1$Build-9800</meta:generator>
    <meta:document-statistic meta:table-count="8" meta:cell-count="11217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759cm" svg:y="1.313cm" svg:width="31.251cm" svg:height="12.855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96">
                <text:p>8896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648">
                <text:p>8648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9017">
                <text:p>9017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995">
                <text:p>11995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690">
                <text:p>12690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735">
                <text:p>8735</text:p>
              </table:table-cell>
              <table:table-cell office:value-type="float" office:value="11638">
                <text:p>11638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298">
                <text:p>8298</text:p>
              </table:table-cell>
              <table:table-cell office:value-type="float" office:value="11375">
                <text:p>11375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8140">
                <text:p>8140</text:p>
              </table:table-cell>
              <table:table-cell office:value-type="float" office:value="11522">
                <text:p>11522</text:p>
              </table:table-cell>
              <table:table-cell office:value-type="float" office:value="16248">
                <text:p>1624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898">
                <text:p>7898</text:p>
              </table:table-cell>
              <table:table-cell office:value-type="float" office:value="11356">
                <text:p>11356</text:p>
              </table:table-cell>
              <table:table-cell office:value-type="float" office:value="17034">
                <text:p>1703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8007">
                <text:p>8007</text:p>
              </table:table-cell>
              <table:table-cell office:value-type="float" office:value="11130">
                <text:p>11130</text:p>
              </table:table-cell>
              <table:table-cell office:value-type="float" office:value="15517">
                <text:p>15517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8350">
                <text:p>8350</text:p>
              </table:table-cell>
              <table:table-cell office:value-type="float" office:value="10806">
                <text:p>10806</text:p>
              </table:table-cell>
              <table:table-cell office:value-type="float" office:value="15226">
                <text:p>15226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8258">
                <text:p>8258</text:p>
              </table:table-cell>
              <table:table-cell office:value-type="float" office:value="11846">
                <text:p>11846</text:p>
              </table:table-cell>
              <table:table-cell office:value-type="float" office:value="16243">
                <text:p>1624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8006">
                <text:p>8006</text:p>
              </table:table-cell>
              <table:table-cell office:value-type="float" office:value="11037">
                <text:p>11037</text:p>
              </table:table-cell>
              <table:table-cell office:value-type="float" office:value="17243">
                <text:p>17243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8007">
                <text:p>8007</text:p>
              </table:table-cell>
              <table:table-cell office:value-type="float" office:value="10312">
                <text:p>10312</text:p>
              </table:table-cell>
              <table:table-cell office:value-type="float" office:value="15577">
                <text:p>15577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725">
                <text:p>7725</text:p>
              </table:table-cell>
              <table:table-cell office:value-type="float" office:value="10616">
                <text:p>10616</text:p>
              </table:table-cell>
              <table:table-cell office:value-type="float" office:value="14555">
                <text:p>1455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786">
                <text:p>7786</text:p>
              </table:table-cell>
              <table:table-cell office:value-type="float" office:value="10416">
                <text:p>10416</text:p>
              </table:table-cell>
              <table:table-cell office:value-type="float" office:value="15872">
                <text:p>1587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8007">
                <text:p>8007</text:p>
              </table:table-cell>
              <table:table-cell office:value-type="float" office:value="10178">
                <text:p>10178</text:p>
              </table:table-cell>
              <table:table-cell office:value-type="float" office:value="14788">
                <text:p>1478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945">
                <text:p>7945</text:p>
              </table:table-cell>
              <table:table-cell office:value-type="float" office:value="10427">
                <text:p>10427</text:p>
              </table:table-cell>
              <table:table-cell office:value-type="float" office:value="15555">
                <text:p>15555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762">
                <text:p>7762</text:p>
              </table:table-cell>
              <table:table-cell office:value-type="float" office:value="10830">
                <text:p>10830</text:p>
              </table:table-cell>
              <table:table-cell office:value-type="float" office:value="16952">
                <text:p>1695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848">
                <text:p>7848</text:p>
              </table:table-cell>
              <table:table-cell office:value-type="float" office:value="11750">
                <text:p>11750</text:p>
              </table:table-cell>
              <table:table-cell office:value-type="float" office:value="16617">
                <text:p>16617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612">
                <text:p>7612</text:p>
              </table:table-cell>
              <table:table-cell office:value-type="float" office:value="10890">
                <text:p>10890</text:p>
              </table:table-cell>
              <table:table-cell office:value-type="float" office:value="15854">
                <text:p>1585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804">
                <text:p>7804</text:p>
              </table:table-cell>
              <table:table-cell office:value-type="float" office:value="11243">
                <text:p>11243</text:p>
              </table:table-cell>
              <table:table-cell office:value-type="float" office:value="16436">
                <text:p>1643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310">
                <text:p>7310</text:p>
              </table:table-cell>
              <table:table-cell office:value-type="float" office:value="11648">
                <text:p>11648</text:p>
              </table:table-cell>
              <table:table-cell office:value-type="float" office:value="16952">
                <text:p>1695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592">
                <text:p>7592</text:p>
              </table:table-cell>
              <table:table-cell office:value-type="float" office:value="11704">
                <text:p>11704</text:p>
              </table:table-cell>
              <table:table-cell office:value-type="float" office:value="16437">
                <text:p>1643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472">
                <text:p>7472</text:p>
              </table:table-cell>
              <table:table-cell office:value-type="float" office:value="11210">
                <text:p>11210</text:p>
              </table:table-cell>
              <table:table-cell office:value-type="float" office:value="18152">
                <text:p>1815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8335">
                <text:p>8335</text:p>
              </table:table-cell>
              <table:table-cell office:value-type="float" office:value="11450">
                <text:p>11450</text:p>
              </table:table-cell>
              <table:table-cell office:value-type="float" office:value="19128">
                <text:p>19128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576">
                <text:p>8576</text:p>
              </table:table-cell>
              <table:table-cell office:value-type="float" office:value="11994">
                <text:p>11994</text:p>
              </table:table-cell>
              <table:table-cell office:value-type="float" office:value="18102">
                <text:p>1810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8884">
                <text:p>8884</text:p>
              </table:table-cell>
              <table:table-cell office:value-type="float" office:value="11392">
                <text:p>11392</text:p>
              </table:table-cell>
              <table:table-cell office:value-type="float" office:value="15774">
                <text:p>15774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8490">
                <text:p>8490</text:p>
              </table:table-cell>
              <table:table-cell office:value-type="float" office:value="11210">
                <text:p>11210</text:p>
              </table:table-cell>
              <table:table-cell office:value-type="float" office:value="17168">
                <text:p>17168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8455">
                <text:p>8455</text:p>
              </table:table-cell>
              <table:table-cell office:value-type="float" office:value="11152">
                <text:p>11152</text:p>
              </table:table-cell>
              <table:table-cell office:value-type="float" office:value="18172">
                <text:p>1817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565">
                <text:p>8565</text:p>
              </table:table-cell>
              <table:table-cell office:value-type="float" office:value="11454">
                <text:p>11454</text:p>
              </table:table-cell>
              <table:table-cell office:value-type="float" office:value="17359">
                <text:p>17359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722">
                <text:p>8722</text:p>
              </table:table-cell>
              <table:table-cell office:value-type="float" office:value="11210">
                <text:p>11210</text:p>
              </table:table-cell>
              <table:table-cell office:value-type="float" office:value="17233">
                <text:p>17233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490">
                <text:p>8490</text:p>
              </table:table-cell>
              <table:table-cell office:value-type="float" office:value="12162">
                <text:p>12162</text:p>
              </table:table-cell>
              <table:table-cell office:value-type="float" office:value="19813">
                <text:p>1981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376">
                <text:p>8376</text:p>
              </table:table-cell>
              <table:table-cell office:value-type="float" office:value="12851">
                <text:p>12851</text:p>
              </table:table-cell>
              <table:table-cell office:value-type="float" office:value="18358">
                <text:p>1835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648">
                <text:p>8648</text:p>
              </table:table-cell>
              <table:table-cell office:value-type="float" office:value="11962">
                <text:p>11962</text:p>
              </table:table-cell>
              <table:table-cell office:value-type="float" office:value="16752">
                <text:p>1675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492">
                <text:p>8492</text:p>
              </table:table-cell>
              <table:table-cell office:value-type="float" office:value="11938">
                <text:p>11938</text:p>
              </table:table-cell>
              <table:table-cell office:value-type="float" office:value="16510">
                <text:p>16510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372">
                <text:p>8372</text:p>
              </table:table-cell>
              <table:table-cell office:value-type="float" office:value="11928">
                <text:p>11928</text:p>
              </table:table-cell>
              <table:table-cell office:value-type="float" office:value="19403">
                <text:p>1940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011">
                <text:p>8011</text:p>
              </table:table-cell>
              <table:table-cell office:value-type="float" office:value="12134">
                <text:p>12134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342">
                <text:p>8342</text:p>
              </table:table-cell>
              <table:table-cell office:value-type="float" office:value="11791">
                <text:p>11791</text:p>
              </table:table-cell>
              <table:table-cell office:value-type="float" office:value="19655">
                <text:p>1965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9012">
                <text:p>9012</text:p>
              </table:table-cell>
              <table:table-cell office:value-type="float" office:value="12952">
                <text:p>12952</text:p>
              </table:table-cell>
              <table:table-cell office:value-type="float" office:value="22380">
                <text:p>2238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822">
                <text:p>8822</text:p>
              </table:table-cell>
              <table:table-cell office:value-type="float" office:value="13652">
                <text:p>13652</text:p>
              </table:table-cell>
              <table:table-cell office:value-type="float" office:value="21102">
                <text:p>21102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9156">
                <text:p>9156</text:p>
              </table:table-cell>
              <table:table-cell office:value-type="float" office:value="12529">
                <text:p>12529</text:p>
              </table:table-cell>
              <table:table-cell office:value-type="float" office:value="20543">
                <text:p>20543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720">
                <text:p>8720</text:p>
              </table:table-cell>
              <table:table-cell office:value-type="float" office:value="14000">
                <text:p>14000</text:p>
              </table:table-cell>
              <table:table-cell office:value-type="float" office:value="20900">
                <text:p>20900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644">
                <text:p>8644</text:p>
              </table:table-cell>
              <table:table-cell office:value-type="float" office:value="14808">
                <text:p>14808</text:p>
              </table:table-cell>
              <table:table-cell office:value-type="float" office:value="21858">
                <text:p>21858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627">
                <text:p>8627</text:p>
              </table:table-cell>
              <table:table-cell office:value-type="float" office:value="14595">
                <text:p>14595</text:p>
              </table:table-cell>
              <table:table-cell office:value-type="float" office:value="23075">
                <text:p>2307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888">
                <text:p>8888</text:p>
              </table:table-cell>
              <table:table-cell office:value-type="float" office:value="14995">
                <text:p>14995</text:p>
              </table:table-cell>
              <table:table-cell office:value-type="float" office:value="26173">
                <text:p>26173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0460">
                <text:p>10460</text:p>
              </table:table-cell>
              <table:table-cell office:value-type="float" office:value="16794">
                <text:p>16794</text:p>
              </table:table-cell>
              <table:table-cell office:value-type="float" office:value="29046">
                <text:p>29046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1490">
                <text:p>11490</text:p>
              </table:table-cell>
              <table:table-cell office:value-type="float" office:value="16153">
                <text:p>16153</text:p>
              </table:table-cell>
              <table:table-cell office:value-type="float" office:value="27917">
                <text:p>27917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1000">
                <text:p>11000</text:p>
              </table:table-cell>
              <table:table-cell office:value-type="float" office:value="16482">
                <text:p>16482</text:p>
              </table:table-cell>
              <table:table-cell office:value-type="float" office:value="24896">
                <text:p>24896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0856">
                <text:p>10856</text:p>
              </table:table-cell>
              <table:table-cell office:value-type="float" office:value="15343">
                <text:p>15343</text:p>
              </table:table-cell>
              <table:table-cell office:value-type="float" office:value="25606">
                <text:p>25606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175">
                <text:p>10175</text:p>
              </table:table-cell>
              <table:table-cell office:value-type="float" office:value="16156">
                <text:p>16156</text:p>
              </table:table-cell>
              <table:table-cell office:value-type="float" office:value="28078">
                <text:p>2807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0912">
                <text:p>10912</text:p>
              </table:table-cell>
              <table:table-cell office:value-type="float" office:value="15985">
                <text:p>15985</text:p>
              </table:table-cell>
              <table:table-cell office:value-type="float" office:value="27366">
                <text:p>2736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0841">
                <text:p>10841</text:p>
              </table:table-cell>
              <table:table-cell office:value-type="float" office:value="15872">
                <text:p>15872</text:p>
              </table:table-cell>
              <table:table-cell office:value-type="float" office:value="24352">
                <text:p>2435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0175">
                <text:p>10175</text:p>
              </table:table-cell>
              <table:table-cell office:value-type="float" office:value="15008">
                <text:p>15008</text:p>
              </table:table-cell>
              <table:table-cell office:value-type="float" office:value="24826">
                <text:p>2482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0520">
                <text:p>10520</text:p>
              </table:table-cell>
              <table:table-cell office:value-type="float" office:value="15905">
                <text:p>15905</text:p>
              </table:table-cell>
              <table:table-cell office:value-type="float" office:value="27071">
                <text:p>27071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912">
                <text:p>10912</text:p>
              </table:table-cell>
              <table:table-cell office:value-type="float" office:value="15732">
                <text:p>15732</text:p>
              </table:table-cell>
              <table:table-cell office:value-type="float" office:value="26367">
                <text:p>26367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160">
                <text:p>10160</text:p>
              </table:table-cell>
              <table:table-cell office:value-type="float" office:value="15720">
                <text:p>15720</text:p>
              </table:table-cell>
              <table:table-cell office:value-type="float" office:value="23555">
                <text:p>23555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976">
                <text:p>10976</text:p>
              </table:table-cell>
              <table:table-cell office:value-type="float" office:value="15262">
                <text:p>15262</text:p>
              </table:table-cell>
              <table:table-cell office:value-type="float" office:value="23976">
                <text:p>2397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9400">
                <text:p>9400</text:p>
              </table:table-cell>
              <table:table-cell office:value-type="float" office:value="15732">
                <text:p>15732</text:p>
              </table:table-cell>
              <table:table-cell office:value-type="float" office:value="25380">
                <text:p>25380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9500">
                <text:p>9500</text:p>
              </table:table-cell>
              <table:table-cell office:value-type="float" office:value="15892">
                <text:p>15892</text:p>
              </table:table-cell>
              <table:table-cell office:value-type="float" office:value="25650">
                <text:p>25650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0040">
                <text:p>10040</text:p>
              </table:table-cell>
              <table:table-cell office:value-type="float" office:value="16064">
                <text:p>16064</text:p>
              </table:table-cell>
              <table:table-cell office:value-type="float" office:value="27108">
                <text:p>27108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1572">
                <text:p>11572</text:p>
              </table:table-cell>
              <table:table-cell office:value-type="float" office:value="18204">
                <text:p>18204</text:p>
              </table:table-cell>
              <table:table-cell office:value-type="float" office:value="32130">
                <text:p>32130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1700">
                <text:p>11700</text:p>
              </table:table-cell>
              <table:table-cell office:value-type="float" office:value="18720">
                <text:p>18720</text:p>
              </table:table-cell>
              <table:table-cell office:value-type="float" office:value="31590">
                <text:p>31590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1040">
                <text:p>11040</text:p>
              </table:table-cell>
              <table:table-cell office:value-type="float" office:value="18400">
                <text:p>18400</text:p>
              </table:table-cell>
              <table:table-cell office:value-type="float" office:value="33264">
                <text:p>3326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2260">
                <text:p>12260</text:p>
              </table:table-cell>
              <table:table-cell office:value-type="float" office:value="19836">
                <text:p>19836</text:p>
              </table:table-cell>
              <table:table-cell office:value-type="float" office:value="33102">
                <text:p>33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960">
                <text:p>12960</text:p>
              </table:table-cell>
              <table:table-cell office:value-type="float" office:value="21620">
                <text:p>21620</text:p>
              </table:table-cell>
              <table:table-cell office:value-type="float" office:value="36890">
                <text:p>36890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3772">
                <text:p>13772</text:p>
              </table:table-cell>
              <table:table-cell office:value-type="float" office:value="21910">
                <text:p>21910</text:p>
              </table:table-cell>
              <table:table-cell office:value-type="float" office:value="37692">
                <text:p>37692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3480">
                <text:p>13480</text:p>
              </table:table-cell>
              <table:table-cell office:value-type="float" office:value="22916">
                <text:p>22916</text:p>
              </table:table-cell>
              <table:table-cell office:value-type="float" office:value="38192">
                <text:p>38192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0920">
                <text:p>10920</text:p>
              </table:table-cell>
              <table:table-cell office:value-type="float" office:value="22015">
                <text:p>22015</text:p>
              </table:table-cell>
              <table:table-cell office:value-type="float" office:value="38675">
                <text:p>38675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1760">
                <text:p>11760</text:p>
              </table:table-cell>
              <table:table-cell office:value-type="float" office:value="22914">
                <text:p>22914</text:p>
              </table:table-cell>
              <table:table-cell office:value-type="float" office:value="40176">
                <text:p>4017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0799">
                <text:p>10799</text:p>
              </table:table-cell>
              <table:table-cell office:value-type="float" office:value="23426">
                <text:p>23426</text:p>
              </table:table-cell>
              <table:table-cell office:value-type="float" office:value="43276">
                <text:p>4327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2298">
                <text:p>12298</text:p>
              </table:table-cell>
              <table:table-cell office:value-type="float" office:value="24003">
                <text:p>24003</text:p>
              </table:table-cell>
              <table:table-cell office:value-type="float" office:value="41788">
                <text:p>4178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4069">
                <text:p>14069</text:p>
              </table:table-cell>
              <table:table-cell office:value-type="float" office:value="24621">
                <text:p>24621</text:p>
              </table:table-cell>
              <table:table-cell office:value-type="float" office:value="42120">
                <text:p>42120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4639">
                <text:p>14639</text:p>
              </table:table-cell>
              <table:table-cell office:value-type="float" office:value="25826">
                <text:p>25826</text:p>
              </table:table-cell>
              <table:table-cell office:value-type="float" office:value="45370">
                <text:p>45370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4308">
                <text:p>14308</text:p>
              </table:table-cell>
              <table:table-cell office:value-type="float" office:value="25040">
                <text:p>25040</text:p>
              </table:table-cell>
              <table:table-cell office:value-type="float" office:value="43810">
                <text:p>43810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6380">
                <text:p>16380</text:p>
              </table:table-cell>
              <table:table-cell office:value-type="float" office:value="28527">
                <text:p>28527</text:p>
              </table:table-cell>
              <table:table-cell office:value-type="float" office:value="47140">
                <text:p>47140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7640">
                <text:p>17640</text:p>
              </table:table-cell>
              <table:table-cell office:value-type="float" office:value="30414">
                <text:p>30414</text:p>
              </table:table-cell>
              <table:table-cell office:value-type="float" office:value="50960">
                <text:p>50960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6844">
                <text:p>16844</text:p>
              </table:table-cell>
              <table:table-cell office:value-type="float" office:value="30370">
                <text:p>30370</text:p>
              </table:table-cell>
              <table:table-cell office:value-type="float" office:value="55076">
                <text:p>55076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7957">
                <text:p>17957</text:p>
              </table:table-cell>
              <table:table-cell office:value-type="float" office:value="32449">
                <text:p>32449</text:p>
              </table:table-cell>
              <table:table-cell office:value-type="float" office:value="59525">
                <text:p>59525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7479">
                <text:p>17479</text:p>
              </table:table-cell>
              <table:table-cell office:value-type="float" office:value="34488">
                <text:p>34488</text:p>
              </table:table-cell>
              <table:table-cell office:value-type="float" office:value="64333">
                <text:p>64333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7014">
                <text:p>17014</text:p>
              </table:table-cell>
              <table:table-cell office:value-type="float" office:value="36426">
                <text:p>36426</text:p>
              </table:table-cell>
              <table:table-cell office:value-type="float" office:value="69530">
                <text:p>69530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6561">
                <text:p>16561</text:p>
              </table:table-cell>
              <table:table-cell office:value-type="float" office:value="38207">
                <text:p>38207</text:p>
              </table:table-cell>
              <table:table-cell office:value-type="float" office:value="75146">
                <text:p>7514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6120">
                <text:p>16120</text:p>
              </table:table-cell>
              <table:table-cell office:value-type="float" office:value="40840">
                <text:p>40840</text:p>
              </table:table-cell>
              <table:table-cell office:value-type="float" office:value="81216">
                <text:p>8121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15691">
                <text:p>15691</text:p>
              </table:table-cell>
              <table:table-cell office:value-type="float" office:value="42921">
                <text:p>42921</text:p>
              </table:table-cell>
              <table:table-cell office:value-type="float" office:value="87777">
                <text:p>877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5cm" svg:y="1.38cm" svg:width="31.003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027.25">
                <text:p>7027.25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185">
                <text:p>7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1cm" svg:y="1.404cm" svg:width="30.908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9.875">
                <text:p>19.875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19.7033333333333">
                <text:p>19.70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8cm" svg:y="1.352cm" svg:width="31.368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8462243212859">
                <text:p>0.918462243212859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51996740243148">
                <text:p>0.95199674024314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61000914755193">
                <text:p>0.961000914755193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53396517752852">
                <text:p>0.953396517752852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63116600145409">
                <text:p>0.963116600145409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35148784852071">
                <text:p>0.935148784852071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7530340891391">
                <text:p>0.9753034089139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83017951746208">
                <text:p>0.983017951746208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18810976869981">
                <text:p>0.918810976869981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82156086985661">
                <text:p>0.982156086985661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73375412096068">
                <text:p>0.97337541209606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.00190327018588">
                <text:p>1.0019032701858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47292007082902">
                <text:p>0.947292007082902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77088660680847">
                <text:p>0.97708866068084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86462581306817">
                <text:p>0.98646258130681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.00830709177027">
                <text:p>1.00830709177027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.05357077135001">
                <text:p>1.0535707713500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0023565657108">
                <text:p>0.960023565657108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85364221656858">
                <text:p>0.98536422165685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6147745001564">
                <text:p>0.97614774500156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6224623859764">
                <text:p>1.0622462385976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4768407697508">
                <text:p>1.0476840769750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1.04612645895276">
                <text:p>1.04612645895276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1032805311143">
                <text:p>1.1032805311143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0.960250611358479">
                <text:p>0.960250611358479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5096548227215">
                <text:p>1.0509654822721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.04171280876673">
                <text:p>1.04171280876673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1032805311143">
                <text:p>1.1032805311143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8500069457676">
                <text:p>1.08500069457676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0.998548879070918">
                <text:p>0.99854887907091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70325122210719">
                <text:p>0.970325122210719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91593724756488">
                <text:p>0.991593724756488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0.983701584493797">
                <text:p>0.98370158449379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1127013543012">
                <text:p>1.1112701354301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416751857604">
                <text:p>1.141675185760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4741271078028">
                <text:p>1.0474127107802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505559539922">
                <text:p>1.050555953992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09322136100364">
                <text:p>1.09322136100364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08805141599005">
                <text:p>1.0880514159900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0599845770554">
                <text:p>1.00599845770554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2700329178361">
                <text:p>1.02700329178361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104181">
                <text:p>1.104181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3639606319799">
                <text:p>1.13639606319799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03542031482727">
                <text:p>1.03542031482727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05278080457185">
                <text:p>1.05278080457185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00138100645483">
                <text:p>1.00138100645483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0.987457945069928">
                <text:p>0.98745794506992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0754247523426">
                <text:p>1.0754247523426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0.880751523830583">
                <text:p>0.880751523830583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0.991751599181995">
                <text:p>0.991751599181995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0.984084371552682">
                <text:p>0.984084371552682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07341948796261">
                <text:p>1.07341948796261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0.936839710965563">
                <text:p>0.936839710965563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0.968254696400083">
                <text:p>0.968254696400083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13054230361479">
                <text:p>1.13054230361479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05117566575374">
                <text:p>1.0511756657537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15291854492786">
                <text:p>1.1529185449278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13054230361479">
                <text:p>1.13054230361479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12453597229807">
                <text:p>1.12453597229807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22081550540864">
                <text:p>1.22081550540864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25817613221329">
                <text:p>1.25817613221329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751647600263">
                <text:p>1.1751647600263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9474561839113">
                <text:p>1.19474561839113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09182818073722">
                <text:p>1.0918281807372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8678764429606">
                <text:p>1.18678764429606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17517987832886">
                <text:p>1.1751798783288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0.999293695650857">
                <text:p>0.999293695650857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536">
                <text:p>1.153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10732924850656">
                <text:p>1.1073292485065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027592901345">
                <text:p>1.027592901345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09849025557276">
                <text:p>1.0984902555727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.25713893293711">
                <text:p>1.25713893293711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0.985296698967305">
                <text:p>0.985296698967305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34656163517144">
                <text:p>1.34656163517144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.01540920733346">
                <text:p>1.01540920733346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0.985629193503591">
                <text:p>0.985629193503591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.27363315438633">
                <text:p>1.27363315438633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.17626890834983">
                <text:p>1.17626890834983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5cm" svg:y="1.405cm" svg:width="31.268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2877.5">
                <text:p>32877.5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33572">
                <text:p>33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